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121.86pt"/>
    </style:style>
    <style:style style:name="co4" style:family="table-column">
      <style:table-column-properties fo:break-before="auto" style:column-width="69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150.04pt"/>
    </style:style>
    <style:style style:name="co7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ro3" style:family="table-row">
      <style:table-row-properties style:row-height="15.85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18.5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molekulatömeg">
      <style:table-properties table:display="true" style:writing-mode="lr-tb"/>
    </style:style>
    <style:style style:name="ta2" style:family="table" style:master-page-name="PageStyle_5f_hűlés">
      <style:table-properties table:display="true" style:writing-mode="lr-tb"/>
    </style:style>
    <style:style style:name="ta3" style:family="table" style:master-page-name="PageStyle_5f_piac_5f_1">
      <style:table-properties table:display="true" style:writing-mode="lr-tb"/>
    </style:style>
    <style:style style:name="ta4" style:family="table" style:master-page-name="PageStyle_5f_piac_5f_2">
      <style:table-properties table:display="true" style:writing-mode="lr-tb"/>
    </style:style>
    <style:style style:name="ta5" style:family="table" style:master-page-name="PageStyle_5f_konc">
      <style:table-properties table:display="true" style:writing-mode="lr-tb"/>
    </style:style>
    <style:style style:name="ta6" style:family="table" style:master-page-name="PageStyle_5f_seb_5f_eh1">
      <style:table-properties table:display="true" style:writing-mode="lr-tb"/>
    </style:style>
    <style:style style:name="ta7" style:family="table" style:master-page-name="PageStyle_5f_pmbecslés">
      <style:table-properties table:display="true" style:writing-mode="lr-tb"/>
    </style:style>
    <style:style style:name="ta8" style:family="table" style:master-page-name="PageStyle_5f_konszek">
      <style:table-properties table:display="true" style:writing-mode="lr-tb"/>
    </style:style>
    <style:style style:name="ta9" style:family="table" style:master-page-name="PageStyle_5f_vdW">
      <style:table-properties table:display="true" style:writing-mode="lr-tb"/>
    </style:style>
    <style:style style:name="ta10" style:family="table" style:master-page-name="PageStyle_5f_seb_5f_eh2">
      <style:table-properties table:display="true" style:writing-mode="lr-tb"/>
    </style:style>
    <style:style style:name="ta11" style:family="table" style:master-page-name="PageStyle_5f_megbíz_5f_i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fo:padding="2.01pt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2">
      <style:table-cell-properties fo:background-color="#cccccc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ackground-color="#cccccc" fo:padding="2.01pt"/>
    </style:style>
    <style:style style:name="ce11" style:family="table-cell" style:parent-style-name="Default" style:data-style-name="N2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6pt solid #000080" fo:padding="2.01pt" fo:border-right="none" style:rotation-align="none" fo:border-top="0.06pt solid #000080"/>
    </style:style>
    <style:style style:name="ce13" style:family="table-cell" style:parent-style-name="Default">
      <style:table-cell-properties fo:border-bottom="none" style:diagonal-bl-tr="none" style:diagonal-tl-br="none" fo:border-left="0.06pt solid #000080" fo:padding="2.01pt" fo:border-right="none" style:rotation-align="none" fo:border-top="none"/>
    </style:style>
    <style:style style:name="ce14" style:family="table-cell" style:parent-style-name="Default">
      <style:table-cell-properties fo:border-bottom="0.06pt solid #000080" style:diagonal-bl-tr="none" style:diagonal-tl-br="none" fo:border-left="0.06pt solid #000080" fo:padding="2.01pt" fo:border-right="none" style:rotation-align="none" fo:border-top="none"/>
    </style:style>
    <style:style style:name="ce15" style:family="table-cell" style:parent-style-name="Default">
      <style:table-cell-properties style:diagonal-bl-tr="none" style:diagonal-tl-br="none" fo:border="0.06pt solid #cccccc" fo:padding="2.01pt" style:rotation-align="none"/>
    </style:style>
    <style:style style:name="ce16" style:family="table-cell" style:parent-style-name="Default">
      <style:table-cell-properties style:diagonal-bl-tr="none" style:diagonal-tl-br="none" fo:border="0.06pt solid #cccccc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06pt solid #cccccc" fo:padding="2.01pt" fo:border-right="none" style:rotation-align="none" fo:border-top="0.06pt solid #cccccc"/>
    </style:style>
    <style:style style:name="ce18" style:family="table-cell" style:parent-style-name="Default">
      <style:table-cell-properties fo:border-bottom="none" style:diagonal-bl-tr="none" style:diagonal-tl-br="none" fo:border-left="0.06pt solid #cccccc" fo:padding="2.01pt" fo:border-right="none" style:rotation-align="none" fo:border-top="none"/>
    </style:style>
    <style:style style:name="ce19" style:family="table-cell" style:parent-style-name="Default">
      <style:table-cell-properties fo:border-bottom="0.06pt solid #cccccc" style:diagonal-bl-tr="none" style:diagonal-tl-br="none" fo:border-left="0.06pt solid #cccccc" fo:padding="2.01pt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solid #000080"/>
    </style:style>
    <style:style style:name="ce21" style:family="table-cell" style:parent-style-name="Default">
      <style:table-cell-properties fo:border-bottom="0.06pt solid #000080" style:diagonal-bl-tr="none" style:diagonal-tl-br="none" fo:border-left="none" fo:padding="2.01pt" fo:border-right="none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solid #cccccc"/>
    </style:style>
    <style:style style:name="ce23" style:family="table-cell" style:parent-style-name="Default">
      <style:table-cell-properties fo:border-bottom="0.06pt solid #cccccc" style:diagonal-bl-tr="none" style:diagonal-tl-br="none" fo:border-left="none" fo:padding="2.01pt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none" fo:padding="2.01pt" fo:border-right="0.06pt solid #000080" style:rotation-align="none" fo:border-top="0.06pt solid #000080"/>
    </style:style>
    <style:style style:name="ce25" style:family="table-cell" style:parent-style-name="Default">
      <style:table-cell-properties fo:border-bottom="none" style:diagonal-bl-tr="none" style:diagonal-tl-br="none" fo:border-left="none" fo:padding="2.01pt" fo:border-right="0.06pt solid #000080" style:rotation-align="none" fo:border-top="none"/>
    </style:style>
    <style:style style:name="ce26" style:family="table-cell" style:parent-style-name="Default">
      <style:table-cell-properties fo:border-bottom="0.06pt solid #000080" style:diagonal-bl-tr="none" style:diagonal-tl-br="none" fo:border-left="none" fo:padding="2.01pt" fo:border-right="0.06pt solid #00008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padding="2.01pt" fo:border-right="0.06pt solid #cccccc" style:rotation-align="none" fo:border-top="0.06pt solid #cccccc"/>
    </style:style>
    <style:style style:name="ce28" style:family="table-cell" style:parent-style-name="Default">
      <style:table-cell-properties fo:border-bottom="none" style:diagonal-bl-tr="none" style:diagonal-tl-br="none" fo:border-left="none" fo:padding="2.01pt" fo:border-right="0.06pt solid #cccccc" style:rotation-align="none" fo:border-top="none"/>
    </style:style>
    <style:style style:name="ce29" style:family="table-cell" style:parent-style-name="Default">
      <style:table-cell-properties fo:border-bottom="0.06pt solid #cccccc" style:diagonal-bl-tr="none" style:diagonal-tl-br="none" fo:border-left="none" fo:padding="2.01pt" fo:border-right="0.06pt solid #cccccc" style:rotation-align="none" fo:border-top="non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0.06pt solid #000000"/>
    </style:style>
    <style:style style:name="ce32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none"/>
    </style:style>
    <style:style style:name="ce33" style:family="table-cell" style:parent-style-name="Default">
      <style:table-cell-properties fo:border-bottom="0.06pt solid #000000" style:diagonal-bl-tr="none" style:diagonal-tl-br="none" fo:border-left="0.06pt solid #000000" fo:padding="2.01pt" fo:border-right="none" style:rotation-align="none" fo:border-top="none"/>
    </style:style>
    <style:style style:name="ce34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solid #000000"/>
    </style:style>
    <style:style style:name="ce35" style:family="table-cell" style:parent-style-name="Default">
      <style:table-cell-properties fo:border-bottom="0.06pt solid #000000" style:diagonal-bl-tr="none" style:diagonal-tl-br="none" fo:border-left="none" fo:padding="2.01pt" fo:border-right="none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none" fo:padding="2.01pt" fo:border-right="0.06pt solid #000000" style:rotation-align="none" fo:border-top="0.06pt solid #000000"/>
    </style:style>
    <style:style style:name="ce37" style:family="table-cell" style:parent-style-name="Default">
      <style:table-cell-properties fo:border-bottom="none" style:diagonal-bl-tr="none" style:diagonal-tl-br="none" fo:border-left="none" fo:padding="2.01pt" fo:border-right="0.06pt solid #000000" style:rotation-align="none" fo:border-top="none"/>
    </style:style>
    <style:style style:name="ce38" style:family="table-cell" style:parent-style-name="Default">
      <style:table-cell-properties fo:border-bottom="0.06pt solid #000000" style:diagonal-bl-tr="none" style:diagonal-tl-br="none" fo:border-left="none" fo:padding="2.01pt" fo:border-right="0.06pt solid #000000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2.49pt double-thin #6666ff" style:border-line-width-left="0.51pt 1.5pt 0.51pt" fo:padding="2.01pt" fo:border-right="none" style:rotation-align="none" fo:border-top="2.49pt double-thin #6666ff" style:border-line-width-top="0.51pt 1.5pt 0.51pt"/>
    </style:style>
    <style:style style:name="ce40" style:family="table-cell" style:parent-style-name="Default">
      <style:table-cell-properties fo:border-bottom="none" style:diagonal-bl-tr="none" style:diagonal-tl-br="none" fo:border-left="2.49pt double-thin #6666ff" style:border-line-width-left="0.51pt 1.5pt 0.51pt" fo:padding="2.01pt" fo:border-right="none" style:rotation-align="none" fo:border-top="none"/>
    </style:style>
    <style:style style:name="ce41" style:family="table-cell" style:parent-style-name="Default">
      <style:table-cell-properties fo:border-bottom="2.49pt double-thin #6666ff" style:border-line-width-bottom="0.51pt 1.5pt 0.51pt" style:diagonal-bl-tr="none" style:diagonal-tl-br="none" fo:border-left="2.49pt double-thin #6666ff" style:border-line-width-left="0.51pt 1.5pt 0.51pt" fo:padding="2.01pt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0.06pt solid #3333ff" fo:padding="2.01pt" fo:border-right="none" style:rotation-align="none" fo:border-top="0.06pt solid #3333ff"/>
    </style:style>
    <style:style style:name="ce43" style:family="table-cell" style:parent-style-name="Default">
      <style:table-cell-properties fo:border-bottom="none" style:diagonal-bl-tr="none" style:diagonal-tl-br="none" fo:border-left="0.06pt solid #3333ff" fo:padding="2.01pt" fo:border-right="none" style:rotation-align="none" fo:border-top="none"/>
    </style:style>
    <style:style style:name="ce44" style:family="table-cell" style:parent-style-name="Default">
      <style:table-cell-properties fo:border-bottom="0.06pt solid #3333ff" style:diagonal-bl-tr="none" style:diagonal-tl-br="none" fo:border-left="0.06pt solid #3333ff" fo:padding="2.01pt" fo:border-right="none" style:rotation-align="none" fo:border-top="none"/>
    </style:style>
    <style:style style:name="ce45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double-thin #6666ff" style:border-line-width-top="0.51pt 1.5pt 0.51pt"/>
    </style:style>
    <style:style style:name="ce46" style:family="table-cell" style:parent-style-name="Default">
      <style:table-cell-properties fo:border-bottom="2.49pt double-thin #6666ff" style:border-line-width-bottom="0.51pt 1.5pt 0.51pt" style:diagonal-bl-tr="none" style:diagonal-tl-br="none" fo:border-left="none" fo:padding="2.01pt" fo:border-right="none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solid #3333ff"/>
    </style:style>
    <style:style style:name="ce48" style:family="table-cell" style:parent-style-name="Default">
      <style:table-cell-properties style:diagonal-bl-tr="none" style:diagonal-tl-br="none" fo:border="none" fo:padding="2.01pt" style:rotation-align="none"/>
    </style:style>
    <style:style style:name="ce49" style:family="table-cell" style:parent-style-name="Default">
      <style:table-cell-properties fo:border-bottom="0.06pt solid #3333ff" style:diagonal-bl-tr="none" style:diagonal-tl-br="none" fo:border-left="none" fo:padding="2.01pt" fo:border-right="none" style:rotation-align="none" fo:border-top="none"/>
    </style:style>
    <style:style style:name="ce50" style:family="table-cell" style:parent-style-name="Default">
      <style:table-cell-properties fo:border-bottom="none" style:diagonal-bl-tr="none" style:diagonal-tl-br="none" fo:border-left="none" fo:padding="2.01pt" fo:border-right="2.49pt double-thin #6666ff" style:border-line-width-right="0.51pt 1.5pt 0.51pt" style:rotation-align="none" fo:border-top="2.49pt double-thin #6666ff" style:border-line-width-top="0.51pt 1.5pt 0.51pt"/>
    </style:style>
    <style:style style:name="ce51" style:family="table-cell" style:parent-style-name="Default">
      <style:table-cell-properties fo:border-bottom="none" style:diagonal-bl-tr="none" style:diagonal-tl-br="none" fo:border-left="none" fo:padding="2.01pt" fo:border-right="2.49pt double-thin #6666ff" style:border-line-width-right="0.51pt 1.5pt 0.51pt" style:rotation-align="none" fo:border-top="none"/>
    </style:style>
    <style:style style:name="ce52" style:family="table-cell" style:parent-style-name="Default">
      <style:table-cell-properties fo:border-bottom="2.49pt double-thin #6666ff" style:border-line-width-bottom="0.51pt 1.5pt 0.51pt" style:diagonal-bl-tr="none" style:diagonal-tl-br="none" fo:border-left="none" fo:padding="2.01pt" fo:border-right="2.49pt double-thin #6666ff" style:border-line-width-right="0.51pt 1.5pt 0.51pt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fo:border-left="none" fo:padding="2.01pt" fo:border-right="0.06pt solid #3333ff" style:rotation-align="none" fo:border-top="0.06pt solid #3333ff"/>
    </style:style>
    <style:style style:name="ce54" style:family="table-cell" style:parent-style-name="Default">
      <style:table-cell-properties fo:border-bottom="none" style:diagonal-bl-tr="none" style:diagonal-tl-br="none" fo:border-left="none" fo:padding="2.01pt" fo:border-right="0.06pt solid #3333ff" style:rotation-align="none" fo:border-top="none"/>
    </style:style>
    <style:style style:name="ce55" style:family="table-cell" style:parent-style-name="Default">
      <style:table-cell-properties fo:border-bottom="0.06pt solid #3333ff" style:diagonal-bl-tr="none" style:diagonal-tl-br="none" fo:border-left="none" fo:padding="2.01pt" fo:border-right="0.06pt solid #3333ff" style:rotation-align="none" fo:border-top="none"/>
    </style:style>
    <style:style style:name="ce56" style:family="table-cell" style:parent-style-name="Default">
      <style:table-cell-properties fo:border-bottom="none" style:diagonal-bl-tr="none" style:diagonal-tl-br="none" fo:border-left="2.49pt double-thin #ff3333" style:border-line-width-left="0.51pt 1.5pt 0.51pt" fo:padding="2.01pt" fo:border-right="2.49pt double-thin #ff3333" style:border-line-width-right="0.51pt 1.5pt 0.51pt" style:rotation-align="none" fo:border-top="2.49pt double-thin #ff3333" style:border-line-width-top="0.51pt 1.5pt 0.51pt"/>
    </style:style>
    <style:style style:name="ce57" style:family="table-cell" style:parent-style-name="Default">
      <style:table-cell-properties fo:border-bottom="none" style:diagonal-bl-tr="none" style:diagonal-tl-br="none" fo:border-left="2.49pt double-thin #ff3333" style:border-line-width-left="0.51pt 1.5pt 0.51pt" fo:padding="2.01pt" fo:border-right="2.49pt double-thin #ff3333" style:border-line-width-right="0.51pt 1.5pt 0.51pt" style:rotation-align="none" fo:border-top="none"/>
    </style:style>
    <style:style style:name="ce58" style:family="table-cell" style:parent-style-name="Default">
      <style:table-cell-properties fo:border-bottom="2.49pt double-thin #ff3333" style:border-line-width-bottom="0.51pt 1.5pt 0.51pt" style:diagonal-bl-tr="none" style:diagonal-tl-br="none" fo:border-left="2.49pt double-thin #ff3333" style:border-line-width-left="0.51pt 1.5pt 0.51pt" fo:padding="2.01pt" fo:border-right="2.49pt double-thin #ff3333" style:border-line-width-right="0.51pt 1.5pt 0.51pt" style:rotation-align="none" fo:border-top="none"/>
    </style:style>
    <style:style style:name="ce59" style:family="table-cell" style:parent-style-name="Default">
      <style:table-cell-properties fo:border-bottom="none" style:diagonal-bl-tr="none" style:diagonal-tl-br="none" fo:border-left="0.06pt solid #ff3333" fo:padding="2.01pt" fo:border-right="0.06pt solid #ff3333" style:rotation-align="none" fo:border-top="0.06pt solid #ff3333"/>
    </style:style>
    <style:style style:name="ce60" style:family="table-cell" style:parent-style-name="Default">
      <style:table-cell-properties fo:border-bottom="none" style:diagonal-bl-tr="none" style:diagonal-tl-br="none" fo:border-left="0.06pt solid #ff3333" fo:padding="2.01pt" fo:border-right="0.06pt solid #ff3333" style:rotation-align="none" fo:border-top="none"/>
    </style:style>
    <style:style style:name="ce61" style:family="table-cell" style:parent-style-name="Default">
      <style:table-cell-properties fo:border-bottom="0.06pt solid #ff3333" style:diagonal-bl-tr="none" style:diagonal-tl-br="none" fo:border-left="0.06pt solid #ff3333" fo:padding="2.01pt" fo:border-right="0.06pt solid #ff3333" style:rotation-align="none" fo:border-top="none"/>
    </style:style>
    <style:style style:name="ce62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fo:border-left="none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0.06pt solid #000080" fo:padding="2.01pt" fo:border-right="0.06pt solid #000080" style:rotation-align="none" fo:border-top="0.06pt solid #000080"/>
    </style:style>
    <style:style style:name="ce72" style:family="table-cell" style:parent-style-name="Default">
      <style:table-cell-properties fo:border-bottom="none" style:diagonal-bl-tr="none" style:diagonal-tl-br="none" fo:border-left="0.06pt solid #000080" fo:padding="2.01pt" fo:border-right="0.06pt solid #000080" style:rotation-align="none" fo:border-top="none"/>
    </style:style>
    <style:style style:name="ce73" style:family="table-cell" style:parent-style-name="Default">
      <style:table-cell-properties fo:border-bottom="0.06pt solid #000080" style:diagonal-bl-tr="none" style:diagonal-tl-br="none" fo:border-left="0.06pt solid #000080" fo:padding="2.01pt" fo:border-right="0.06pt solid #000080" style:rotation-align="none" fo:border-top="none"/>
    </style:style>
    <style:style style:name="ce74" style:family="table-cell" style:parent-style-name="Default" style:data-style-name="N6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61">
      <style:table-cell-properties fo:padding="2.01pt"/>
    </style:style>
    <style:style style:name="ce76" style:family="table-cell" style:parent-style-name="Default">
      <style:table-cell-properties fo:border-bottom="none" style:diagonal-bl-tr="none" style:diagonal-tl-br="none" fo:border-left="2.49pt double-thin #000080" style:border-line-width-left="0.51pt 1.5pt 0.51pt" fo:padding="2.01pt" fo:border-right="none" style:rotation-align="none" fo:border-top="2.49pt double-thin #000080" style:border-line-width-top="0.51pt 1.5pt 0.51pt"/>
    </style:style>
    <style:style style:name="ce77" style:family="table-cell" style:parent-style-name="Default">
      <style:table-cell-properties fo:border-bottom="none" style:diagonal-bl-tr="none" style:diagonal-tl-br="none" fo:border-left="2.49pt double-thin #000080" style:border-line-width-left="0.51pt 1.5pt 0.51pt" fo:padding="2.01pt" fo:border-right="none" style:rotation-align="none" fo:border-top="none"/>
    </style:style>
    <style:style style:name="ce78" style:family="table-cell" style:parent-style-name="Default">
      <style:table-cell-properties fo:border-bottom="2.49pt double-thin #000080" style:border-line-width-bottom="0.51pt 1.5pt 0.51pt" style:diagonal-bl-tr="none" style:diagonal-tl-br="none" fo:border-left="2.49pt double-thin #000080" style:border-line-width-left="0.51pt 1.5pt 0.51pt" fo:padding="2.01pt" fo:border-right="none" style:rotation-align="none" fo:border-top="none"/>
    </style:style>
    <style:style style:name="ce79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double-thin #000080" style:border-line-width-top="0.51pt 1.5pt 0.51pt"/>
    </style:style>
    <style:style style:name="ce80" style:family="table-cell" style:parent-style-name="Default">
      <style:table-cell-properties fo:border-bottom="2.49pt double-thin #000080" style:border-line-width-bottom="0.51pt 1.5pt 0.51pt" style:diagonal-bl-tr="none" style:diagonal-tl-br="none" fo:border-left="none" fo:padding="2.01pt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order-left="none" fo:padding="2.01pt" fo:border-right="2.49pt double-thin #000080" style:border-line-width-right="0.51pt 1.5pt 0.51pt" style:rotation-align="none" fo:border-top="2.49pt double-thin #000080" style:border-line-width-top="0.51pt 1.5pt 0.51pt"/>
    </style:style>
    <style:style style:name="ce82" style:family="table-cell" style:parent-style-name="Default">
      <style:table-cell-properties fo:border-bottom="none" style:diagonal-bl-tr="none" style:diagonal-tl-br="none" fo:border-left="none" fo:padding="2.01pt" fo:border-right="2.49pt double-thin #000080" style:border-line-width-right="0.51pt 1.5pt 0.51pt" style:rotation-align="none" fo:border-top="none"/>
    </style:style>
    <style:style style:name="ce83" style:family="table-cell" style:parent-style-name="Default">
      <style:table-cell-properties fo:border-bottom="2.49pt double-thin #000080" style:border-line-width-bottom="0.51pt 1.5pt 0.51pt" style:diagonal-bl-tr="none" style:diagonal-tl-br="none" fo:border-left="none" fo:padding="2.01pt" fo:border-right="2.49pt double-thin #000080" style:border-line-width-right="0.51pt 1.5pt 0.51pt" style:rotation-align="none" fo:border-top="none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8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order="0.06pt solid #b2b2b2" fo:padding="2.01pt" style:rotation-align="none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ccccc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ackground-color="transparent" fo:border="0.06pt solid #cccccc" fo:padding="2.01pt" style:rotation-align="none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ccccc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padding="2.01pt"/>
      <style:paragraph-properties fo:text-align="end" fo:margin-left="0pt"/>
    </style:style>
    <style:style style:name="ce92" style:family="table-cell" style:parent-style-name="Default">
      <style:table-cell-properties style:diagonal-bl-tr="none" style:diagonal-tl-br="none" fo:background-color="transparent" fo:border="0.06pt solid #cccccc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background-color="#b2b2b2" fo:padding="2.01pt"/>
    </style:style>
    <style:style style:name="ce94" style:family="table-cell" style:parent-style-name="Default">
      <style:table-cell-properties fo:background-color="#ffff99" fo:padding="2.01pt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diagonal-bl-tr="none" style:diagonal-tl-br="none" fo:background-color="transparent" fo:border="0.06pt solid #cccccc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 style:font-name="Arial"/>
    </style:style>
    <style:style style:name="T3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name="Arial"/>
    </style:style>
    <style:style style:name="T4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name="Arial" style:text-position="33%"/>
    </style:style>
    <style:style style:name="T5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name="Arial" style:text-position="0%"/>
    </style:style>
    <style:style style:name="T6" style:family="text">
      <style:text-properties style:font-name="Arial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/>
    </style:style>
    <style:style style:name="T7" style:family="text">
      <style:text-properties style:font-name="Arial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text-position="33%"/>
    </style:style>
    <style:style style:name="T8" style:family="text">
      <style:text-properties style:font-name="Arial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text-position="0%"/>
    </style:style>
    <style:style style:name="T9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name="Arial" style:text-position="-33%"/>
    </style:style>
    <style:style style:name="T10" style:family="text">
      <style:text-properties style:font-name="Arial" style:font-style-complex="norm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/>
    </style:style>
    <style:style style:name="T11" style:family="text">
      <style:text-properties style:font-name="Arial" style:font-style-complex="normal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text-position="33%"/>
    </style:style>
    <style:style style:name="T12" style:family="text">
      <style:text-properties style:font-name="Arial" style:font-style-complex="normal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text-position="-33%"/>
    </style:style>
    <style:style style:name="T1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/>
    </style:style>
    <style:style style:name="T14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text-position="33%"/>
    </style:style>
    <style:style style:name="T15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text-position="0%"/>
    </style:style>
    <style:style style:name="T16" style:family="text">
      <style:text-properties style:font-name="Ubuntu"/>
    </style:style>
  </office:automatic-styles>
  <office:body>
    <office:spreadsheet>
      <table:calculation-settings table:case-sensitive="false" table:automatic-find-labels="false" table:use-regular-expressions="false"/>
      <table:table table:name="molekulatömeg" table:style-name="ta1">
        <office:forms form:automatic-focus="false" form:apply-design-mode="false"/>
        <table:shapes>
          <draw:frame draw:z-index="0" draw:name="Chart 1" draw:style-name="gr1" draw:text-style-name="P1" svg:width="317.17pt" svg:height="255.09pt" svg:x="633.43pt" svg:y="25.6pt">
            <loext:p draw:notify-on-update-of-ranges="molekulatömeg.B2:molekulatömeg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ho/p</text:p>
          </table:table-cell>
          <table:table-cell table:number-columns-repeated="255"/>
        </table:table-row>
        <table:table-row table:style-name="ro1">
          <table:table-cell office:value-type="float" office:value="101300" calcext:value-type="float">
            <text:p>101300</text:p>
          </table:table-cell>
          <table:table-cell office:value-type="float" office:value="0.015111" calcext:value-type="float">
            <text:p>0.015111</text:p>
          </table:table-cell>
          <table:table-cell table:number-columns-repeated="2"/>
          <table:table-cell table:style-name="ce4" office:value-type="string" calcext:value-type="string">
            <text:p>meredekség</text:p>
          </table:table-cell>
          <table:table-cell table:number-matrix-columns-spanned="2" table:number-matrix-rows-spanned="5" table:formula="of:=LINEST([.B2:.B5];[.A2:.A5];1;1)" office:value-type="float" office:value="0.00000000133070088845013" calcext:value-type="float">
            <text:p>1.33070088845013E-09</text:p>
          </table:table-cell>
          <table:table-cell office:value-type="float" office:value="0.0149755" calcext:value-type="float">
            <text:p>0.0149755</text:p>
          </table:table-cell>
          <table:table-cell table:style-name="ce1" office:value-type="string" calcext:value-type="string">
            <text:p>tengelymetszet</text:p>
          </table:table-cell>
          <table:table-cell table:number-columns-repeated="249"/>
        </table:table-row>
        <table:table-row table:style-name="ro1">
          <table:table-cell office:value-type="float" office:value="75975" calcext:value-type="float">
            <text:p>75975</text:p>
          </table:table-cell>
          <table:table-cell office:value-type="float" office:value="0.015076" calcext:value-type="float">
            <text:p>0.015076</text:p>
          </table:table-cell>
          <table:table-cell table:number-columns-repeated="2"/>
          <table:table-cell table:style-name="ce4" office:value-type="string" calcext:value-type="string">
            <text:p>Meredekség standard hiba</text:p>
          </table:table-cell>
          <table:table-cell office:value-type="float" office:value="0.0000000000189371432312522" calcext:value-type="float">
            <text:p>1.89371432312522E-11</text:p>
          </table:table-cell>
          <table:table-cell office:value-type="float" office:value="0.00000131339255365689" calcext:value-type="float">
            <text:p>1.31339255365689E-06</text:p>
          </table:table-cell>
          <table:table-cell table:style-name="ce5" office:value-type="string" calcext:value-type="string">
            <text:p>tengelymetszet standard hiba</text:p>
          </table:table-cell>
          <table:table-cell table:number-columns-repeated="249"/>
        </table:table-row>
        <table:table-row table:style-name="ro1">
          <table:table-cell office:value-type="float" office:value="50650" calcext:value-type="float">
            <text:p>50650</text:p>
          </table:table-cell>
          <table:table-cell office:value-type="float" office:value="0.015042" calcext:value-type="float">
            <text:p>0.015042</text:p>
          </table:table-cell>
          <table:table-cell table:number-columns-repeated="2"/>
          <table:table-cell table:style-name="ce4" office:value-type="string" calcext:value-type="string">
            <text:p>R^2</text:p>
          </table:table-cell>
          <table:table-cell office:value-type="float" office:value="0.99959512388329" calcext:value-type="float">
            <text:p>0.9995951239</text:p>
          </table:table-cell>
          <table:table-cell office:value-type="float" office:value="0.00000107238052947679" calcext:value-type="float">
            <text:p>1.07238052947679E-06</text:p>
          </table:table-cell>
          <table:table-cell table:style-name="ce5" office:value-type="string" calcext:value-type="string">
            <text:p>y standard hiba</text:p>
          </table:table-cell>
          <table:table-cell table:number-columns-repeated="249"/>
        </table:table-row>
        <table:table-row table:style-name="ro1">
          <table:table-cell office:value-type="float" office:value="25325" calcext:value-type="float">
            <text:p>25325</text:p>
          </table:table-cell>
          <table:table-cell office:value-type="float" office:value="0.01501" calcext:value-type="float">
            <text:p>0.01501</text:p>
          </table:table-cell>
          <table:table-cell table:number-columns-repeated="2"/>
          <table:table-cell table:style-name="ce4" office:value-type="string" calcext:value-type="string">
            <text:p>F statisztika</text:p>
          </table:table-cell>
          <table:table-cell office:value-type="float" office:value="4937.7826086916" calcext:value-type="float">
            <text:p>4937.7826086916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zabadsági fokok száma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4" office:value-type="string" calcext:value-type="string">
            <text:p>SS</text:p>
          </table:table-cell>
          <table:table-cell office:value-type="float" office:value="0.00000000567844999999984" calcext:value-type="float">
            <text:p>5.67844999999984E-09</text:p>
          </table:table-cell>
          <table:table-cell office:value-type="float" office:value="0.00000000000230000000000182" calcext:value-type="float">
            <text:p>2.30000000000182E-12</text:p>
          </table:table-cell>
          <table:table-cell table:style-name="ce5" office:value-type="string" calcext:value-type="string">
            <text:p>reziduális SS</text:p>
          </table:table-cell>
          <table:table-cell table:number-columns-repeated="249"/>
        </table:table-row>
        <table:table-row table:style-name="ro1">
          <table:table-cell table:style-name="ce1" office:value-type="string" calcext:value-type="string">
            <text:p>meredekség</text:p>
          </table:table-cell>
          <table:table-cell table:style-name="ce1" office:value-type="string" calcext:value-type="string">
            <text:p>tengelymetszet</text:p>
          </table:table-cell>
          <table:table-cell table:style-name="ce1" office:value-type="string" calcext:value-type="string">
            <text:p>M_A</text:p>
          </table:table-cell>
          <table:table-cell table:number-columns-repeated="254"/>
        </table:table-row>
        <table:table-row table:style-name="ro1">
          <table:table-cell table:number-matrix-columns-spanned="2" table:number-matrix-rows-spanned="1" table:formula="of:=LINEST([.B2:.B5];[.A2:.A5];1;0)" office:value-type="float" office:value="0.00000000133070088845013" calcext:value-type="float">
            <text:p>1.33070088845013E-09</text:p>
          </table:table-cell>
          <table:table-cell office:value-type="float" office:value="0.0149755" calcext:value-type="float">
            <text:p>0.0149755</text:p>
          </table:table-cell>
          <table:table-cell table:formula="of:=([.B8]*8.314*273)-3*1.008" office:value-type="float" office:value="30.966221811" calcext:value-type="float">
            <text:p>30.966221811</text:p>
          </table:table-cell>
          <table:table-cell table:style-name="ce3" office:value-type="string" calcext:value-type="string">
            <text:p>foszfor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formula="of:=SLOPE([.B2:.B5];[.A2:.A5])" office:value-type="float" office:value="0.00000000133070088845013" calcext:value-type="float">
            <text:p>1.33070088845013E-09</text:p>
          </table:table-cell>
          <table:table-cell office:value-type="string" calcext:value-type="string">
            <text:p>meredekség</text:p>
          </table:table-cell>
          <table:table-cell table:number-columns-repeated="255"/>
        </table:table-row>
        <table:table-row table:style-name="ro1">
          <table:table-cell table:formula="of:=INTERCEPT([.B2:.B5];[.A2:.A5])" office:value-type="float" office:value="0.0149755" calcext:value-type="float">
            <text:p>0.0149755</text:p>
          </table:table-cell>
          <table:table-cell office:value-type="string" calcext:value-type="string">
            <text:p>tengelymetszet</text:p>
          </table:table-cell>
          <table:table-cell table:number-columns-repeated="255"/>
        </table:table-row>
        <table:table-row table:style-name="ro1" table:number-rows-repeated="104856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hűlés" table:style-name="ta2"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I. független t, függő T</text:p>
          </table:table-cell>
          <table:table-cell table:style-name="ce1" table:number-columns-repeated="2"/>
          <table:table-cell/>
          <table:table-cell office:value-type="string" calcext:value-type="string">
            <text:p>II.</text:p>
          </table:table-cell>
          <table:table-cell table:style-name="ce1" office:value-type="string" calcext:value-type="string">
            <text:p>független T, függő t</text:p>
          </table:table-cell>
          <table:table-cell table:style-name="ce1"/>
          <table:table-cell table:number-columns-repeated="250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number-columns-repeated="250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366" calcext:value-type="float">
            <text:p>366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64" calcext:value-type="float">
            <text:p>364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table:number-columns-repeated="25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7" calcext:value-type="float">
            <text:p>357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table:number-columns-repeated="25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1" calcext:value-type="float">
            <text:p>351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  <table:table-cell table:number-columns-repeated="25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48" calcext:value-type="float">
            <text:p>348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table:number-columns-repeated="25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41" calcext:value-type="float">
            <text:p>341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table:number-columns-repeated="250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36" calcext:value-type="float">
            <text:p>336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table:number-columns-repeated="250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33" calcext:value-type="float">
            <text:p>333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table:number-columns-repeated="250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27" calcext:value-type="float">
            <text:p>327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eredekség</text:p>
          </table:table-cell>
          <table:table-cell office:value-type="string" calcext:value-type="string">
            <text:p>tengelymetszet</text:p>
          </table:table-cell>
          <table:table-cell table:number-columns-repeated="255"/>
        </table:table-row>
        <table:table-row table:style-name="ro1">
          <table:table-cell table:number-matrix-columns-spanned="2" table:number-matrix-rows-spanned="1" table:formula="of:=LINEST([.B3:.B11];[.A3:.A11];1;0)" office:value-type="float" office:value="-0.501666666666667" calcext:value-type="float">
            <text:p>-0.5016666667</text:p>
          </table:table-cell>
          <table:table-cell office:value-type="float" office:value="367.066666666667" calcext:value-type="float">
            <text:p>367.0666666667</text:p>
          </table:table-cell>
          <table:table-cell table:number-columns-repeated="2"/>
          <table:table-cell office:value-type="string" calcext:value-type="string">
            <text:p>b)</text:p>
          </table:table-cell>
          <table:table-cell table:style-name="ce1" table:number-matrix-columns-spanned="2" table:number-matrix-rows-spanned="1" table:formula="of:=LINEST([.G3:.G11];[.F3:.F11];1;0)" office:value-type="float" office:value="-1.07166666666667" calcext:value-type="float">
            <text:p>-1.0716666667</text:p>
          </table:table-cell>
          <table:table-cell office:value-type="float" office:value="533.855555555556" calcext:value-type="float">
            <text:p>533.8555555556</text:p>
          </table:table-cell>
          <table:table-cell office:value-type="string" calcext:value-type="string">
            <text:p>függő t</text:p>
          </table:table-cell>
          <table:table-cell table:number-columns-repeated="249"/>
        </table:table-row>
        <table:table-row table:style-name="ro1">
          <table:table-cell table:style-name="ce6" table:number-columns-repeated="2"/>
          <table:table-cell table:number-columns-repeated="2"/>
          <table:table-cell office:value-type="string" calcext:value-type="string">
            <text:p>a)</text:p>
          </table:table-cell>
          <table:table-cell table:number-matrix-columns-spanned="2" table:number-matrix-rows-spanned="1" table:formula="of:=LINEST([.F3:.F11];[.G3:.G11];1;0)" office:value-type="float" office:value="-0.927730930776876" calcext:value-type="float">
            <text:p>-0.9277309308</text:p>
          </table:table-cell>
          <table:table-cell office:value-type="float" office:value="497.933886947321" calcext:value-type="float">
            <text:p>497.9338869473</text:p>
          </table:table-cell>
          <table:table-cell office:value-type="string" calcext:value-type="string">
            <text:p>függő 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trapoláció, interpoláció</text:p>
          </table:table-cell>
          <table:table-cell table:style-name="ce6"/>
          <table:table-cell table:number-columns-repeated="3"/>
          <table:table-cell table:style-name="ce1" table:formula="of:=1/[.F14]" office:value-type="float" office:value="-1.07789873855193" calcext:value-type="float">
            <text:p>-1.0778987386</text:p>
          </table:table-cell>
          <table:table-cell office:value-type="string" calcext:value-type="string">
            <text:p>helytelen, lin. regresszió szerint a független változót hibátlanul mérem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REND</text:p>
          </table:table-cell>
          <table:table-cell office:value-type="string" calcext:value-type="string">
            <text:p>LIN.ILL</text:p>
          </table:table-cell>
          <table:table-cell table:number-columns-repeated="3"/>
          <table:table-cell office:value-type="string" calcext:value-type="string">
            <text:p>és a függő változóban van a hiba</text:p>
          </table:table-cell>
          <table:table-cell table:number-columns-repeated="25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matrix-columns-spanned="1" table:number-matrix-rows-spanned="3" table:formula="of:=TREND([.B3:.B11];[.A3:.A11];[.A17:.A19];1)" office:value-type="float" office:value="350.511666666667" calcext:value-type="float">
            <text:p>350.5116666667</text:p>
          </table:table-cell>
          <table:table-cell table:formula="of:=[.$A$13]*[.A17]+[.$B$13]" office:value-type="float" office:value="350.511666666667" calcext:value-type="float">
            <text:p>350.5116666667</text:p>
          </table:table-cell>
          <table:table-cell table:number-columns-repeated="25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6.866666666667" calcext:value-type="float">
            <text:p>306.8666666667</text:p>
          </table:table-cell>
          <table:table-cell table:formula="of:=[.$A$13]*[.A18]+[.$B$13]" office:value-type="float" office:value="306.866666666667" calcext:value-type="float">
            <text:p>306.8666666667</text:p>
          </table:table-cell>
          <table:table-cell table:number-columns-repeated="25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97.166666666667" calcext:value-type="float">
            <text:p>397.1666666667</text:p>
          </table:table-cell>
          <table:table-cell table:formula="of:=[.$A$13]*[.A19]+[.$B$13]" office:value-type="float" office:value="397.166666666667" calcext:value-type="float">
            <text:p>397.1666666667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középső pontok kihagyása:</text:p>
          </table:table-cell>
          <table:table-cell table:number-columns-repeated="256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 table:style-name="ce7" office:value-type="string" calcext:value-type="string">
            <text:p>lin.ill</text:p>
          </table:table-cell>
          <table:table-cell table:style-name="ce8" table:number-matrix-columns-spanned="2" table:number-matrix-rows-spanned="1" table:formula="of:=LINEST([.C23:.C30];[.B23:.B30];1;0)" office:value-type="float" office:value="-1.06666666666667" calcext:value-type="float">
            <text:p>-1.07</text:p>
          </table:table-cell>
          <table:table-cell table:style-name="ce9" office:value-type="float" office:value="531.666666666667" calcext:value-type="float">
            <text:p>531.67</text:p>
          </table:table-cell>
          <table:table-cell table:style-name="ce8" table:number-matrix-columns-spanned="2" table:number-matrix-rows-spanned="1" table:formula="of:=LINEST([.E23:.E29];[.D23:.D29];1;0)" office:value-type="float" office:value="-1.06556886227545" calcext:value-type="float">
            <text:p>-1.07</text:p>
          </table:table-cell>
          <table:table-cell table:style-name="ce10" office:value-type="float" office:value="531.215568862275" calcext:value-type="float">
            <text:p>531.22</text:p>
          </table:table-cell>
          <table:table-cell table:style-name="ce8" table:number-matrix-columns-spanned="2" table:number-matrix-rows-spanned="1" table:formula="of:=LINEST([.G23:.G28];[.F23:.F28];1;0)" office:value-type="float" office:value="-1.08161764705882" calcext:value-type="float">
            <text:p>-1.08</text:p>
          </table:table-cell>
          <table:table-cell table:style-name="ce10" office:value-type="float" office:value="539.272058823529" calcext:value-type="float">
            <text:p>539.27</text:p>
          </table:table-cell>
          <table:table-cell table:style-name="ce8" table:number-matrix-columns-spanned="2" table:number-matrix-rows-spanned="1" table:formula="of:=LINEST([.I23:.I27];[.H23:.H27];1;0)" office:value-type="float" office:value="-1.10054347826087" calcext:value-type="float">
            <text:p>-1.10</text:p>
          </table:table-cell>
          <table:table-cell table:style-name="ce10" office:value-type="float" office:value="548.451086956522" calcext:value-type="float">
            <text:p>548.45</text:p>
          </table:table-cell>
          <table:table-cell table:style-name="ce8" table:number-matrix-columns-spanned="2" table:number-matrix-rows-spanned="1" table:formula="of:=LINEST([.K23:.K26];[.J23:.J26];1;0)" office:value-type="float" office:value="-1.10068027210884" calcext:value-type="float">
            <text:p>-1.10</text:p>
          </table:table-cell>
          <table:table-cell table:style-name="ce10" office:value-type="float" office:value="548.56462585034" calcext:value-type="float">
            <text:p>548.56</text:p>
          </table:table-cell>
          <table:table-cell table:style-name="ce8" table:number-matrix-columns-spanned="2" table:number-matrix-rows-spanned="1" table:formula="of:=LINEST([.M23:.M25];[.L23:.L25];1;0)" office:value-type="float" office:value="-1.08469387755102" calcext:value-type="float">
            <text:p>-1.08</text:p>
          </table:table-cell>
          <table:table-cell table:style-name="ce10" office:value-type="float" office:value="542.010204081633" calcext:value-type="float">
            <text:p>542.01</text:p>
          </table:table-cell>
          <table:table-cell table:style-name="ce11" table:number-matrix-columns-spanned="2" table:number-matrix-rows-spanned="1" table:formula="of:=LINEST([.O23:.O24];[.N23:.N24];1;0)" office:value-type="float" office:value="-1.0875" calcext:value-type="float">
            <text:p>-1.09</text:p>
          </table:table-cell>
          <table:table-cell table:style-name="ce10" office:value-type="float" office:value="543.75" calcext:value-type="float">
            <text:p>543.75</text:p>
          </table:table-cell>
          <table:table-cell table:number-columns-repeated="242"/>
        </table:table-row>
        <table:table-row table:style-name="ro1">
          <table:table-cell table:style-name="ce7" office:value-type="string" calcext:value-type="string">
            <text:p>szórás</text:p>
          </table:table-cell>
          <table:table-cell table:style-name="ce8" table:formula="of:=STDEV([.B23:.B30])" office:value-type="float" office:value="26.6926956300783" calcext:value-type="float">
            <text:p>26.69</text:p>
          </table:table-cell>
          <table:table-cell table:style-name="ce8" table:formula="of:=STDEV([.C23:.C30])" office:value-type="float" office:value="28.5707142767855" calcext:value-type="float">
            <text:p>28.57</text:p>
          </table:table-cell>
          <table:table-cell table:style-name="ce8" table:formula="of:=STDEV([.D23:.D29])" office:value-type="float" office:value="28.1999662276056" calcext:value-type="float">
            <text:p>28.20</text:p>
          </table:table-cell>
          <table:table-cell table:style-name="ce8" table:formula="of:=STDEV([.E23:.E29])" office:value-type="float" office:value="30.1575229499405" calcext:value-type="float">
            <text:p>30.16</text:p>
          </table:table-cell>
          <table:table-cell table:style-name="ce8" table:formula="of:=STDEV([.F23:.F28])" office:value-type="float" office:value="30.1109061083632" calcext:value-type="float">
            <text:p>30.11</text:p>
          </table:table-cell>
          <table:table-cell table:style-name="ce8" table:formula="of:=STDEV([.G23:.G28])" office:value-type="float" office:value="32.6169689987691" calcext:value-type="float">
            <text:p>32.62</text:p>
          </table:table-cell>
          <table:table-cell table:style-name="ce8" table:formula="of:=STDEV([.H23:.H27])" office:value-type="float" office:value="30.3315017762062" calcext:value-type="float">
            <text:p>30.33</text:p>
          </table:table-cell>
          <table:table-cell table:style-name="ce8" table:formula="of:=STDEV([.I23:.I27])" office:value-type="float" office:value="33.4140688932072" calcext:value-type="float">
            <text:p>33.41</text:p>
          </table:table-cell>
          <table:table-cell table:style-name="ce8" table:formula="of:=STDEV([.J23:.J26])" office:value-type="float" office:value="35" calcext:value-type="float">
            <text:p>35.00</text:p>
          </table:table-cell>
          <table:table-cell table:style-name="ce8" table:formula="of:=STDEV([.K23:.K26])" office:value-type="float" office:value="38.5616389693177" calcext:value-type="float">
            <text:p>38.56</text:p>
          </table:table-cell>
          <table:table-cell table:style-name="ce8" table:formula="of:=STDEV([.L23:.L25])" office:value-type="float" office:value="40.4145188432738" calcext:value-type="float">
            <text:p>40.41</text:p>
          </table:table-cell>
          <table:table-cell table:style-name="ce8" table:formula="of:=STDEV([.M23:.M25])" office:value-type="float" office:value="43.844421918111" calcext:value-type="float">
            <text:p>43.84</text:p>
          </table:table-cell>
          <table:table-cell table:style-name="ce8" table:formula="of:=STDEV([.N23:.N24])" office:value-type="float" office:value="56.5685424949238" calcext:value-type="float">
            <text:p>56.57</text:p>
          </table:table-cell>
          <table:table-cell table:style-name="ce8" table:formula="of:=STDEV([.O23:.O24])" office:value-type="float" office:value="61.5182899632296" calcext:value-type="float">
            <text:p>61.52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hatásos becslés: ahol legkisebb a szórás</text:p>
          </table:table-cell>
          <table:table-cell table:number-columns-repeated="256"/>
        </table:table-row>
        <table:table-row table:style-name="ro1" table:number-rows-repeated="104854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iac_1" table:style-name="ta3"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inhomogén lineáris egyenletrendszer</text:p>
          </table:table-cell>
          <table:table-cell table:number-columns-repeated="5"/>
          <table:table-cell table:style-name="ce1" table:number-columns-repeated="4"/>
          <table:table-cell table:number-columns-repeated="247"/>
        </table:table-row>
        <table:table-row table:style-name="ro1">
          <table:table-cell table:style-name="ce1" office:value-type="string" calcext:value-type="string">
            <text:p>3 gyümölcs – 3 vásárló</text:p>
          </table:table-cell>
          <table:table-cell table:number-columns-repeated="5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47"/>
        </table:table-row>
        <table:table-row table:style-name="ro1">
          <table:table-cell table:style-name="ce1" office:value-type="string" calcext:value-type="string">
            <text:p>alma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31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formula="of:=[.G3]*[.$B$3]+[.H3]*[.$B$4]+[.$B$5]*[.I3]" office:value-type="float" office:value="1550" calcext:value-type="float">
            <text:p>1550</text:p>
          </table:table-cell>
          <table:table-cell table:style-name="ce30" office:value-type="string" calcext:value-type="string">
            <text:p>det(A)</text:p>
          </table:table-cell>
          <table:table-cell table:number-columns-repeated="246"/>
        </table:table-row>
        <table:table-row table:style-name="ro1">
          <table:table-cell table:style-name="ce1" office:value-type="string" calcext:value-type="string">
            <text:p>barack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formula="of:=[.G4]*[.$B$3]+[.H4]*[.$B$4]+[.$B$5]*[.I4]" office:value-type="float" office:value="0" calcext:value-type="float">
            <text:p>0</text:p>
          </table:table-cell>
          <table:table-cell table:formula="of:=MDETERM([.G3:.I5])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table:style-name="ce1" office:value-type="string" calcext:value-type="string">
            <text:p>citrom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formula="of:=[.G5]*[.$B$3]+[.H5]*[.$B$4]+[.$B$5]*[.I5]" office:value-type="float" office:value="1300" calcext:value-type="float">
            <text:p>1300</text:p>
          </table:table-cell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1"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4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formula="of:=[.A8]*[.$B$3]+[.B8]*[.$B$4]+[.$B$5]*[.C8]" office:value-type="float" office:value="1550" calcext:value-type="float">
            <text:p>1550</text:p>
          </table:table-cell>
          <table:table-cell table:style-name="ce30" office:value-type="string" calcext:value-type="string">
            <text:p>det(A)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formula="of:=[.G8]*[.$B$3]+[.H8]*[.$B$4]+[.$B$5]*[.I8]" office:value-type="float" office:value="1550" calcext:value-type="float">
            <text:p>1550</text:p>
          </table:table-cell>
          <table:table-cell table:style-name="ce30" office:value-type="string" calcext:value-type="string">
            <text:p>det(A)</text:p>
          </table:table-cell>
          <table:table-cell table:number-columns-repeated="24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formula="of:=[.A9]*[.$B$3]+[.B9]*[.$B$4]+[.$B$5]*[.C9]" office:value-type="float" office:value="1900" calcext:value-type="float">
            <text:p>1900</text:p>
          </table:table-cell>
          <table:table-cell table:number-matrix-columns-spanned="1" table:number-matrix-rows-spanned="1" table:formula="of:=MDETERM([.A8:.C10])" office:value-type="float" office:value="30" calcext:value-type="float">
            <text:p>30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formula="of:=[.G9]*[.$B$3]+[.H9]*[.$B$4]+[.$B$5]*[.I9]" office:value-type="float" office:value="3100" calcext:value-type="float">
            <text:p>3100</text:p>
          </table:table-cell>
          <table:table-cell table:formula="of:=MDETERM([.G8:.I10])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formula="of:=[.A10]*[.$B$3]+[.B10]*[.$B$4]+[.$B$5]*[.C10]" office:value-type="float" office:value="6050" calcext:value-type="float">
            <text:p>6050</text:p>
          </table:table-cell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formula="of:=[.G10]*[.$B$3]+[.H10]*[.$B$4]+[.$B$5]*[.I10]" office:value-type="float" office:value="3800" calcext:value-type="float">
            <text:p>3800</text:p>
          </table:table-cell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1">
          <table:table-cell table:style-name="ce15" table:number-matrix-columns-spanned="4" table:number-matrix-rows-spanned="1" table:formula="of:=LINEST([.D8:.D10];[.A8:.C10];0;0)" office:value-type="float" office:value="250" calcext:value-type="float">
            <text:p>25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>
            <text:p>citrom</text:p>
          </table:table-cell>
          <table:table-cell table:style-name="ce16" office:value-type="string" calcext:value-type="string">
            <text:p>barack</text:p>
          </table:table-cell>
          <table:table-cell table:style-name="ce16" office:value-type="string" calcext:value-type="string">
            <text:p>alma</text:p>
          </table:table-cell>
          <table:table-cell table:style-name="ce15"/>
          <table:table-cell table:number-columns-repeated="2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47"/>
        </table:table-row>
        <table:table-row table:style-name="ro1">
          <table:table-cell table:style-name="ce16" table:number-columns-repeated="4"/>
          <table:table-cell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formula="of:=[.G14]*[.$B$3]+[.H14]*[.$B$4]+[.$B$5]*[.I14]" office:value-type="float" office:value="1550" calcext:value-type="float">
            <text:p>1550</text:p>
          </table:table-cell>
          <table:table-cell table:style-name="ce30" office:value-type="string" calcext:value-type="string">
            <text:p>det(A)</text:p>
          </table:table-cell>
          <table:table-cell table:number-columns-repeated="246"/>
        </table:table-row>
        <table:table-row table:style-name="ro1">
          <table:table-cell table:style-name="ce15" table:number-columns-repeated="4"/>
          <table:table-cell table:style-name="ce30"/>
          <table:table-cell table:style-name="ce15"/>
          <table:table-cell table:style-name="ce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formula="of:=[.G15]*[.$B$3]+[.H15]*[.$B$4]+[.$B$5]*[.I15]" office:value-type="float" office:value="3800" calcext:value-type="float">
            <text:p>3800</text:p>
          </table:table-cell>
          <table:table-cell table:number-matrix-columns-spanned="1" table:number-matrix-rows-spanned="1" table:formula="of:=MDETERM([.G14:.I16])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table:style-name="ce15" table:number-columns-repeated="4"/>
          <table:table-cell/>
          <table:table-cell table:style-name="ce15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formula="of:=[.G16]*[.$B$3]+[.H16]*[.$B$4]+[.$B$5]*[.I16]" office:value-type="float" office:value="6050" calcext:value-type="float">
            <text:p>6050</text:p>
          </table:table-cell>
          <table:table-cell table:number-columns-repeated="247"/>
        </table:table-row>
        <table:table-row table:style-name="ro1" table:number-rows-repeated="2">
          <table:table-cell table:style-name="ce15" table:number-columns-repeated="4"/>
          <table:table-cell/>
          <table:table-cell table:style-name="ce15"/>
          <table:table-cell table:number-columns-repeated="251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251"/>
        </table:table-row>
        <table:table-row table:style-name="ro1">
          <table:table-cell table:number-columns-repeated="5"/>
          <table:table-cell table:style-name="ce15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47"/>
        </table:table-row>
        <table:table-row table:style-name="ro1">
          <table:table-cell table:style-name="ce1" table:number-columns-repeated="4"/>
          <table:table-cell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formula="of:=[.G22]*[.$B$3]+[.H22]*[.$B$4]+[.$B$5]*[.I22]" office:value-type="float" office:value="1800" calcext:value-type="float">
            <text:p>1800</text:p>
          </table:table-cell>
          <table:table-cell table:style-name="ce30" office:value-type="string" calcext:value-type="string">
            <text:p>det(A)</text:p>
          </table:table-cell>
          <table:table-cell table:number-columns-repeated="246"/>
        </table:table-row>
        <table:table-row table:style-name="ro1">
          <table:table-cell table:style-name="ce17"/>
          <table:table-cell table:style-name="ce22"/>
          <table:table-cell table:style-name="ce27"/>
          <table:table-cell/>
          <table:table-cell table:style-name="ce30"/>
          <table:table-cell/>
          <table:table-cell table:style-name="ce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formula="of:=[.G23]*[.$B$3]+[.H23]*[.$B$4]+[.$B$5]*[.I23]" office:value-type="float" office:value="5550" calcext:value-type="float">
            <text:p>5550</text:p>
          </table:table-cell>
          <table:table-cell table:number-matrix-columns-spanned="1" table:number-matrix-rows-spanned="1" table:formula="of:=MDETERM([.G22:.I24])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table:style-name="ce18"/>
          <table:table-cell/>
          <table:table-cell table:style-name="ce28"/>
          <table:table-cell table:number-columns-repeated="3"/>
          <table:table-cell table:style-name="ce14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6" office:value-type="float" office:value="22" calcext:value-type="float">
            <text:p>22</text:p>
          </table:table-cell>
          <table:table-cell table:formula="of:=[.G24]*[.$B$3]+[.H24]*[.$B$4]+[.$B$5]*[.I24]" office:value-type="float" office:value="9300" calcext:value-type="float">
            <text:p>9300</text:p>
          </table:table-cell>
          <table:table-cell table:number-columns-repeated="247"/>
        </table:table-row>
        <table:table-row table:style-name="ro1">
          <table:table-cell table:style-name="ce19"/>
          <table:table-cell table:style-name="ce23"/>
          <table:table-cell table:style-name="ce29"/>
          <table:table-cell table:number-columns-repeated="254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iac_2" table:style-name="ta4">
        <table:table-column table:style-name="co1" table:number-columns-repeated="257" table:default-cell-style-name="ce2"/>
        <table:table-row table:style-name="ro2">
          <table:table-cell table:style-name="ce1" office:value-type="string" calcext:value-type="string">
            <text:p>3 gyümölcs – 3 vásárló</text:p>
          </table:table-cell>
          <table:table-cell table:number-columns-repeated="2"/>
          <table:table-cell table:style-name="ce1"/>
          <table:table-cell/>
          <table:table-cell table:style-name="ce1" office:value-type="string" calcext:value-type="string">
            <text:p>megoldás inverzzel</text:p>
          </table:table-cell>
          <table:table-cell table:number-columns-repeated="251"/>
        </table:table-row>
        <table:table-row table:style-name="ro2">
          <table:table-cell table:style-name="ce1" office:value-type="string" calcext:value-type="string">
            <text:p>alma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^-1</text:p>
          </table:table-cell>
          <table:table-cell table:number-columns-repeated="3"/>
          <table:table-cell table:style-name="ce1" office:value-type="string" calcext:value-type="string">
            <text:p>A^-1 * b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barack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matrix-columns-spanned="3" table:number-matrix-rows-spanned="3" table:formula="of:=MINVERSE([.A7:.C9])" office:value-type="float" office:value="-1.2" calcext:value-type="float">
            <text:p>-1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1" table:number-matrix-rows-spanned="3" table:formula="of:=MMULT([.F3:.H5];[.D7:.D9])" office:value-type="float" office:value="200" calcext:value-type="float">
            <text:p>200</text:p>
          </table:table-cell>
          <table:table-cell table:style-name="ce1" office:value-type="string" calcext:value-type="string">
            <text:p>alma</text:p>
          </table:table-cell>
          <table:table-cell table:number-columns-repeated="246"/>
        </table:table-row>
        <table:table-row table:style-name="ro2">
          <table:table-cell table:style-name="ce1" office:value-type="string" calcext:value-type="string">
            <text:p>citrom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barack</text:p>
          </table:table-cell>
          <table:table-cell table:number-columns-repeated="24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citromfa</text:p>
          </table:table-cell>
          <table:table-cell table:number-columns-repeated="246"/>
        </table:table-row>
        <table:table-row table:style-name="ro2"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ár</text:p>
          </table:table-cell>
          <table:table-cell table:number-columns-repeated="253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1550" calcext:value-type="float">
            <text:p>1550</text:p>
          </table:table-cell>
          <table:table-cell table:number-columns-repeated="253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style-name="ce57" office:value-type="float" office:value="1900" calcext:value-type="float">
            <text:p>1900</text:p>
          </table:table-cell>
          <table:table-cell table:number-columns-repeated="4"/>
          <table:table-cell table:style-name="ce1" office:value-type="string" calcext:value-type="string">
            <text:p>túlhatározott</text:p>
          </table:table-cell>
          <table:table-cell table:number-columns-repeated="248"/>
        </table:table-row>
        <table:table-row table:style-name="ro2"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8" office:value-type="float" office:value="1300" calcext:value-type="float">
            <text:p>1300</text:p>
          </table:table-cell>
          <table:table-cell table:number-columns-repeated="4"/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1" office:value-type="string" calcext:value-type="string">
            <text:p>zacskó</text:p>
          </table:table-cell>
          <table:table-cell table:style-name="ce1" office:value-type="string" calcext:value-type="string">
            <text:p>ár zacskóval</text:p>
          </table:table-cell>
          <table:table-cell table:number-columns-repeated="244"/>
        </table:table-row>
        <table:table-row table:style-name="ro1">
          <table:table-cell table:number-columns-repeated="8"/>
          <table:table-cell table:style-name="ce62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formula="of:=[.I10]*[.$B$2]+[.J10]*[.$B$3]+[.K10]*[.$B$4]+[.L10]*20" office:value-type="float" office:value="1570" calcext:value-type="float">
            <text:p>1570</text:p>
          </table:table-cell>
          <table:table-cell table:number-columns-repeated="244"/>
        </table:table-row>
        <table:table-row table:style-name="ro2">
          <table:table-cell table:number-matrix-columns-spanned="4" table:number-matrix-rows-spanned="1" table:formula="of:=LINEST([.D7:.D9];[.A7:.C9];0;0)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6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formula="of:=[.I11]*[.$B$2]+[.J11]*[.$B$3]+[.K11]*[.$B$4]+[.L11]*20" office:value-type="float" office:value="1920" calcext:value-type="float">
            <text:p>1920</text:p>
          </table:table-cell>
          <table:table-cell table:style-name="ce7"/>
          <table:table-cell table:style-name="ce70"/>
          <table:table-cell table:number-columns-repeated="242"/>
        </table:table-row>
        <table:table-row table:style-name="ro2">
          <table:table-cell table:style-name="ce30" office:value-type="string" calcext:value-type="string">
            <text:p>citrom</text:p>
          </table:table-cell>
          <table:table-cell table:style-name="ce30" office:value-type="string" calcext:value-type="string">
            <text:p>barack</text:p>
          </table:table-cell>
          <table:table-cell table:style-name="ce30" office:value-type="string" calcext:value-type="string">
            <text:p>alma</text:p>
          </table:table-cell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formula="of:=[.I12]*[.$B$2]+[.J12]*[.$B$3]+[.K12]*[.$B$4]+[.L12]*20" office:value-type="float" office:value="1320" calcext:value-type="float">
            <text:p>1320</text:p>
          </table:table-cell>
          <table:table-cell/>
          <table:table-cell table:style-name="ce6"/>
          <table:table-cell table:number-columns-repeated="242"/>
        </table:table-row>
        <table:table-row table:style-name="ro2">
          <table:table-cell table:number-columns-repeated="8"/>
          <table:table-cell table:style-name="ce6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formula="of:=[.I13]*[.$B$2]+[.J13]*[.$B$3]+[.K13]*[.$B$4]+[.L13]*20" office:value-type="float" office:value="1570" calcext:value-type="float">
            <text:p>1570</text:p>
          </table:table-cell>
          <table:table-cell/>
          <table:table-cell table:style-name="ce6"/>
          <table:table-cell table:number-columns-repeated="242"/>
        </table:table-row>
        <table:table-row table:style-name="ro2">
          <table:table-cell office:value-type="string" calcext:value-type="string">
            <text:p>3 gyümölcs + zacskó 4 vásárló</text:p>
          </table:table-cell>
          <table:table-cell table:number-columns-repeated="7"/>
          <table:table-cell table:style-name="ce6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formula="of:=[.I14]*[.$B$2]+[.J14]*[.$B$3]+[.K14]*[.$B$4]+[.L14]*20" office:value-type="float" office:value="2020" calcext:value-type="float">
            <text:p>2020</text:p>
          </table:table-cell>
          <table:table-cell/>
          <table:table-cell table:style-name="ce6"/>
          <table:table-cell table:number-columns-repeated="242"/>
        </table:table-row>
        <table:table-row table:style-name="ro2"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barack</text:p>
          </table:table-cell>
          <table:table-cell table:style-name="ce1" office:value-type="string" calcext:value-type="string">
            <text:p>citrom</text:p>
          </table:table-cell>
          <table:table-cell table:style-name="ce30" office:value-type="string" calcext:value-type="string">
            <text:p>ár zacskóval</text:p>
          </table:table-cell>
          <table:table-cell table:number-columns-repeated="10"/>
          <table:table-cell table:style-name="ce6"/>
          <table:table-cell table:number-columns-repeated="242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9" office:value-type="float" office:value="1570" calcext:value-type="float">
            <text:p>1570</text:p>
          </table:table-cell>
          <table:table-cell table:number-columns-repeated="3"/>
          <table:table-cell table:style-name="ce1"/>
          <table:table-cell table:style-name="ce30" office:value-type="string" calcext:value-type="string">
            <text:p>citrom</text:p>
          </table:table-cell>
          <table:table-cell table:style-name="ce30" office:value-type="string" calcext:value-type="string">
            <text:p>barack</text:p>
          </table:table-cell>
          <table:table-cell table:style-name="ce30" office:value-type="string" calcext:value-type="string">
            <text:p>alma</text:p>
          </table:table-cell>
          <table:table-cell table:style-name="ce30" office:value-type="string" calcext:value-type="string">
            <text:p>zacskó</text:p>
          </table:table-cell>
          <table:table-cell table:style-name="ce1"/>
          <table:table-cell/>
          <table:table-cell table:style-name="ce6"/>
          <table:table-cell table:number-columns-repeated="242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60" office:value-type="float" office:value="1920" calcext:value-type="float">
            <text:p>1920</text:p>
          </table:table-cell>
          <table:table-cell table:number-columns-repeated="4"/>
          <table:table-cell table:number-matrix-columns-spanned="4" table:number-matrix-rows-spanned="1" table:formula="of:=LINEST([.M10:.M14];[.I10:.K14];1;0)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20.0000000000005" calcext:value-type="float">
            <text:p>20</text:p>
          </table:table-cell>
          <table:table-cell table:number-columns-repeated="2"/>
          <table:table-cell table:style-name="ce6"/>
          <table:table-cell table:number-columns-repeated="242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0" office:value-type="float" office:value="1320" calcext:value-type="float">
            <text:p>1320</text:p>
          </table:table-cell>
          <table:table-cell table:number-columns-repeated="4"/>
          <table:table-cell table:number-matrix-columns-spanned="5" table:number-matrix-rows-spanned="1" table:formula="of:=LINEST([.M10:.M14];[.I10:.L14];0;0)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style-name="ce70"/>
          <table:table-cell table:number-columns-repeated="242"/>
        </table:table-row>
        <table:table-row table:style-name="ro2">
          <table:table-cell table:style-name="ce4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61" office:value-type="float" office:value="1570" calcext:value-type="float">
            <text:p>1570</text:p>
          </table:table-cell>
          <table:table-cell table:number-columns-repeated="4"/>
          <table:table-cell table:style-name="ce30" office:value-type="string" calcext:value-type="string">
            <text:p>zacskó</text:p>
          </table:table-cell>
          <table:table-cell table:style-name="ce30" office:value-type="string" calcext:value-type="string">
            <text:p>citrom</text:p>
          </table:table-cell>
          <table:table-cell table:style-name="ce30" office:value-type="string" calcext:value-type="string">
            <text:p>barack</text:p>
          </table:table-cell>
          <table:table-cell table:style-name="ce30" office:value-type="string" calcext:value-type="string">
            <text:p>alma</text:p>
          </table:table-cell>
          <table:table-cell table:number-columns-repeated="2"/>
          <table:table-cell table:style-name="ce6"/>
          <table:table-cell table:number-columns-repeated="242"/>
        </table:table-row>
        <table:table-row table:style-name="ro1">
          <table:table-cell table:number-columns-repeated="257"/>
        </table:table-row>
        <table:table-row table:style-name="ro1">
          <table:table-cell table:number-matrix-columns-spanned="4" table:number-matrix-rows-spanned="1" table:formula="of:=LINEST([.D16:.D19];[.A16:.C19];1;0)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9.9999999999998" calcext:value-type="float">
            <text:p>20</text:p>
          </table:table-cell>
          <table:table-cell table:number-columns-repeated="253"/>
        </table:table-row>
        <table:table-row table:style-name="ro1">
          <table:table-cell table:style-name="ce30" office:value-type="string" calcext:value-type="string">
            <text:p>citrom</text:p>
          </table:table-cell>
          <table:table-cell table:style-name="ce30" office:value-type="string" calcext:value-type="string">
            <text:p>barack</text:p>
          </table:table-cell>
          <table:table-cell table:style-name="ce30" office:value-type="string" calcext:value-type="string">
            <text:p>alma</text:p>
          </table:table-cell>
          <table:table-cell table:style-name="ce30" office:value-type="string" calcext:value-type="string">
            <text:p>zacskó</text:p>
          </table:table-cell>
          <table:table-cell table:number-columns-repeated="253"/>
        </table:table-row>
        <table:table-row table:style-name="ro1" table:number-rows-repeated="104855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konc" table:style-name="ta5"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oldószer nem abszorbeál: kostanstag = 0</text:p>
          </table:table-cell>
          <table:table-cell table:style-name="ce1" table:number-columns-repeated="6"/>
          <table:table-cell/>
          <table:table-cell table:style-name="ce1" office:value-type="string" calcext:value-type="string">
            <text:p>eredményvektor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lambda</text:p>
          </table:table-cell>
          <table:table-cell table:style-name="ce1"/>
          <table:table-cell table:style-name="ce1" office:value-type="string" calcext:value-type="string">
            <text:p>epsA</text:p>
          </table:table-cell>
          <table:table-cell table:style-name="ce1" office:value-type="string" calcext:value-type="string">
            <text:p>epsB</text:p>
          </table:table-cell>
          <table:table-cell table:style-name="ce1" office:value-type="string" calcext:value-type="string">
            <text:p>epsC</text:p>
          </table:table-cell>
          <table:table-cell table:style-name="ce1" office:value-type="string" calcext:value-type="string">
            <text:p>epsD</text:p>
          </table:table-cell>
          <table:table-cell table:style-name="ce1" office:value-type="string" calcext:value-type="string">
            <text:p>epsE</text:p>
          </table:table-cell>
          <table:table-cell/>
          <table:table-cell table:style-name="ce1" office:value-type="string" calcext:value-type="string">
            <text:p>abszorbancia</text:p>
          </table:table-cell>
          <table:table-cell table:number-columns-repeated="248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style-name="ce12" office:value-type="float" office:value="114.3" calcext:value-type="float">
            <text:p>114.3</text:p>
          </table:table-cell>
          <table:table-cell table:style-name="ce20" office:value-type="float" office:value="10.1" calcext:value-type="float">
            <text:p>10.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6.7" calcext:value-type="float">
            <text:p>26.7</text:p>
          </table:table-cell>
          <table:table-cell table:style-name="ce24" office:value-type="float" office:value="56.3" calcext:value-type="float">
            <text:p>56.3</text:p>
          </table:table-cell>
          <table:table-cell/>
          <table:table-cell table:style-name="ce71" office:value-type="float" office:value="0.269" calcext:value-type="float">
            <text:p>0.269</text:p>
          </table:table-cell>
          <table:table-cell table:number-columns-repeated="24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office:value-type="float" office:value="89.1" calcext:value-type="float">
            <text:p>89.1</text:p>
          </table:table-cell>
          <table:table-cell office:value-type="float" office:value="4.2" calcext:value-type="float">
            <text:p>4.2</text:p>
          </table:table-cell>
          <table:table-cell office:value-type="float" office:value="22.1" calcext:value-type="float">
            <text:p>22.1</text:p>
          </table:table-cell>
          <table:table-cell table:style-name="ce25" office:value-type="float" office:value="19.8" calcext:value-type="float">
            <text:p>19.8</text:p>
          </table:table-cell>
          <table:table-cell/>
          <table:table-cell table:style-name="ce72" office:value-type="float" office:value="0.197" calcext:value-type="float">
            <text:p>0.197</text:p>
          </table:table-cell>
          <table:table-cell table:number-columns-repeated="248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160.1" calcext:value-type="float">
            <text:p>160.1</text:p>
          </table:table-cell>
          <table:table-cell office:value-type="float" office:value="30.1" calcext:value-type="float">
            <text:p>30.1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72" office:value-type="float" office:value="0.331" calcext:value-type="float">
            <text:p>0.331</text:p>
          </table:table-cell>
          <table:table-cell table:number-columns-repeated="248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style-name="ce13" office:value-type="float" office:value="64.5" calcext:value-type="float">
            <text:p>64.5</text:p>
          </table:table-cell>
          <table:table-cell office:value-type="float" office:value="5.6" calcext:value-type="float">
            <text:p>5.6</text:p>
          </table:table-cell>
          <table:table-cell office:value-type="float" office:value="20.1" calcext:value-type="float">
            <text:p>20.1</text:p>
          </table:table-cell>
          <table:table-cell office:value-type="float" office:value="230.4" calcext:value-type="float">
            <text:p>230.4</text:p>
          </table:table-cell>
          <table:table-cell table:style-name="ce25" office:value-type="float" office:value="11.4" calcext:value-type="float">
            <text:p>11.4</text:p>
          </table:table-cell>
          <table:table-cell/>
          <table:table-cell table:style-name="ce72" office:value-type="float" office:value="0.297" calcext:value-type="float">
            <text:p>0.297</text:p>
          </table:table-cell>
          <table:table-cell table:number-columns-repeated="248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style-name="ce14" office:value-type="float" office:value="19.4" calcext:value-type="float">
            <text:p>19.4</text:p>
          </table:table-cell>
          <table:table-cell table:style-name="ce21" office:value-type="float" office:value="4.5" calcext:value-type="float">
            <text:p>4.5</text:p>
          </table:table-cell>
          <table:table-cell table:style-name="ce21" office:value-type="float" office:value="8.7" calcext:value-type="float">
            <text:p>8.7</text:p>
          </table:table-cell>
          <table:table-cell table:style-name="ce21" office:value-type="float" office:value="10.8" calcext:value-type="float">
            <text:p>10.8</text:p>
          </table:table-cell>
          <table:table-cell table:style-name="ce26" office:value-type="float" office:value="132.3" calcext:value-type="float">
            <text:p>132.3</text:p>
          </table:table-cell>
          <table:table-cell/>
          <table:table-cell table:style-name="ce73" office:value-type="float" office:value="0.231" calcext:value-type="float">
            <text:p>0.231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table:style-name="ce1" office:value-type="string" calcext:value-type="string">
            <text:p>LIN.ILL</text:p>
          </table:table-cell>
          <table:table-cell table:number-columns-repeated="256"/>
        </table:table-row>
        <table:table-row table:style-name="ro1">
          <table:table-cell table:number-matrix-columns-spanned="6" table:number-matrix-rows-spanned="1" table:formula="of:=LINEST([.I3:.I7];[.C3:.G7];0;0)" office:value-type="float" office:value="0.0013211863816571" calcext:value-type="float">
            <text:p>0.0013211864</text:p>
          </table:table-cell>
          <table:table-cell office:value-type="float" office:value="0.000646332796994331" calcext:value-type="float">
            <text:p>0.0006463328</text:p>
          </table:table-cell>
          <table:table-cell office:value-type="float" office:value="0.00174474730351375" calcext:value-type="float">
            <text:p>0.0017447473</text:p>
          </table:table-cell>
          <table:table-cell office:value-type="float" office:value="0.0016284711234305" calcext:value-type="float">
            <text:p>0.0016284711</text:p>
          </table:table-cell>
          <table:table-cell office:value-type="float" office:value="0.00137727968573299" calcext:value-type="float">
            <text:p>0.0013772797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cA</text:p>
          </table:table-cell>
          <table:table-cell table:number-columns-repeated="252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250"/>
        </table:table-row>
        <table:table-row table:style-name="ro1">
          <table:table-cell office:value-type="string" calcext:value-type="string">
            <text:p>megoláds inverzzel (4 ismeretlen 4 egyenlet)</text:p>
          </table:table-cell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7"/>
          <table:table-cell table:style-name="ce1"/>
          <table:table-cell table:number-columns-repeated="249"/>
        </table:table-row>
        <table:table-row table:style-name="ro1">
          <table:table-cell table:number-matrix-columns-spanned="1" table:number-matrix-rows-spanned="5" table:formula="of:=MMULT(MINVERSE([.C3:.G7]);[.I3:.I7])" office:value-type="float" office:value="0.00137727968573299" calcext:value-type="float">
            <text:p>0.0013772797</text:p>
          </table:table-cell>
          <table:table-cell table:style-name="ce1" office:value-type="string" calcext:value-type="string">
            <text:p>cA</text:p>
          </table:table-cell>
          <table:table-cell table:number-columns-repeated="5"/>
          <table:table-cell table:style-name="ce1"/>
          <table:table-cell table:number-columns-repeated="249"/>
        </table:table-row>
        <table:table-row table:style-name="ro1">
          <table:table-cell office:value-type="float" office:value="0.00162847112343051" calcext:value-type="float">
            <text:p>0.0016284711</text:p>
          </table:table-cell>
          <table:table-cell table:style-name="ce1" office:value-type="string" calcext:value-type="string">
            <text:p>cB</text:p>
          </table:table-cell>
          <table:table-cell table:number-columns-repeated="5"/>
          <table:table-cell table:style-name="ce1"/>
          <table:table-cell table:number-columns-repeated="249"/>
        </table:table-row>
        <table:table-row table:style-name="ro1">
          <table:table-cell office:value-type="float" office:value="0.00174474730351375" calcext:value-type="float">
            <text:p>0.0017447473</text:p>
          </table:table-cell>
          <table:table-cell table:style-name="ce1" office:value-type="string" calcext:value-type="string">
            <text:p>cC</text:p>
          </table:table-cell>
          <table:table-cell table:number-columns-repeated="5"/>
          <table:table-cell table:style-name="ce1"/>
          <table:table-cell table:number-columns-repeated="249"/>
        </table:table-row>
        <table:table-row table:style-name="ro1">
          <table:table-cell office:value-type="float" office:value="0.000646332796994331" calcext:value-type="float">
            <text:p>0.0006463328</text:p>
          </table:table-cell>
          <table:table-cell table:style-name="ce1" office:value-type="string" calcext:value-type="string">
            <text:p>cD</text:p>
          </table:table-cell>
          <table:table-cell table:number-columns-repeated="255"/>
        </table:table-row>
        <table:table-row table:style-name="ro1">
          <table:table-cell office:value-type="float" office:value="0.0013211863816571" calcext:value-type="float">
            <text:p>0.0013211864</text:p>
          </table:table-cell>
          <table:table-cell table:style-name="ce1" office:value-type="string" calcext:value-type="string">
            <text:p>cE</text:p>
          </table:table-cell>
          <table:table-cell table:number-columns-repeated="255"/>
        </table:table-row>
        <table:table-row table:style-name="ro1" table:number-rows-repeated="104855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eb_eh1" table:style-name="ta6">
        <table:table-column table:style-name="co1" table:number-columns-repeated="257" table:default-cell-style-name="ce2"/>
        <table:table-row table:style-name="ro1">
          <table:table-cell table:style-name="ce74" office:value-type="string" calcext:value-type="string">
            <text:p>v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D</text:p>
          </table:table-cell>
          <table:table-cell/>
          <table:table-cell office:value-type="string" calcext:value-type="string">
            <text:p>megoldás</text:p>
          </table:table-cell>
          <table:table-cell table:style-name="ce1" office:value-type="string" calcext:value-type="string">
            <text:p>lnv</text:p>
          </table:table-cell>
          <table:table-cell table:style-name="ce30" office:value-type="string" calcext:value-type="string">
            <text:p>a*ln[A]</text:p>
          </table:table-cell>
          <table:table-cell table:style-name="ce30" office:value-type="string" calcext:value-type="string">
            <text:p>b*ln[B]</text:p>
          </table:table-cell>
          <table:table-cell table:style-name="ce30" office:value-type="string" calcext:value-type="string">
            <text:p>c*ln[C]</text:p>
          </table:table-cell>
          <table:table-cell table:style-name="ce1" office:value-type="string" calcext:value-type="string">
            <text:p>d*ln[D]</text:p>
          </table:table-cell>
          <table:table-cell table:style-name="ce1" office:value-type="string" calcext:value-type="string">
            <text:p>lnk</text:p>
          </table:table-cell>
          <table:table-cell table:number-columns-repeated="244"/>
        </table:table-row>
        <table:table-row table:style-name="ro1">
          <table:table-cell table:style-name="ce75" office:value-type="float" office:value="0.000774" calcext:value-type="float">
            <text:p>7.74E-04</text:p>
          </table:table-cell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inverzzel:</text:p>
          </table:table-cell>
          <table:table-cell table:formula="of:=LN([.A2])" office:value-type="float" office:value="-7.16393868437455" calcext:value-type="float">
            <text:p>-7.1639386844</text:p>
          </table:table-cell>
          <table:table-cell table:style-name="ce76" table:formula="of:=LN([.B2])" office:value-type="float" office:value="0.832909122935104" calcext:value-type="float">
            <text:p>0.8329091229</text:p>
          </table:table-cell>
          <table:table-cell table:style-name="ce79" table:formula="of:=LN([.C2])" office:value-type="float" office:value="-0.105360515657826" calcext:value-type="float">
            <text:p>-0.1053605157</text:p>
          </table:table-cell>
          <table:table-cell table:style-name="ce79" table:formula="of:=LN([.D2])" office:value-type="float" office:value="0.641853886172395" calcext:value-type="float">
            <text:p>0.6418538862</text:p>
          </table:table-cell>
          <table:table-cell table:style-name="ce79" table:formula="of:=LN([.E2])" office:value-type="float" office:value="0.78845736036427" calcext:value-type="float">
            <text:p>0.7884573604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table:style-name="ce75" office:value-type="float" office:value="0.00059" calcext:value-type="float">
            <text:p>5.90E-04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LN([.A3])" office:value-type="float" office:value="-7.43538802106451" calcext:value-type="float">
            <text:p>-7.4353880211</text:p>
          </table:table-cell>
          <table:table-cell table:style-name="ce77" table:formula="of:=LN([.B3])" office:value-type="float" office:value="0.53062825106217" calcext:value-type="float">
            <text:p>0.5306282511</text:p>
          </table:table-cell>
          <table:table-cell table:formula="of:=LN([.C3])" office:value-type="float" office:value="-0.22314355131421" calcext:value-type="float">
            <text:p>-0.2231435513</text:p>
          </table:table-cell>
          <table:table-cell table:formula="of:=LN([.D3])" office:value-type="float" office:value="0.53062825106217" calcext:value-type="float">
            <text:p>0.5306282511</text:p>
          </table:table-cell>
          <table:table-cell table:formula="of:=LN([.E3])" office:value-type="float" office:value="0.741937344729377" calcext:value-type="float">
            <text:p>0.7419373447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table:style-name="ce75" office:value-type="float" office:value="0.000387" calcext:value-type="float">
            <text:p>3.87E-04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table:formula="of:=LN([.A4])" office:value-type="float" office:value="-7.85708586493449" calcext:value-type="float">
            <text:p>-7.8570858649</text:p>
          </table:table-cell>
          <table:table-cell table:style-name="ce77" table:formula="of:=LN([.B4])" office:value-type="float" office:value="0.336472236621213" calcext:value-type="float">
            <text:p>0.3364722366</text:p>
          </table:table-cell>
          <table:table-cell table:formula="of:=LN([.C4])" office:value-type="float" office:value="-0.356674943938732" calcext:value-type="float">
            <text:p>-0.3566749439</text:p>
          </table:table-cell>
          <table:table-cell table:formula="of:=LN([.D4])" office:value-type="float" office:value="0.336472236621213" calcext:value-type="float">
            <text:p>0.3364722366</text:p>
          </table:table-cell>
          <table:table-cell table:formula="of:=LN([.E4])" office:value-type="float" office:value="0.587786664902119" calcext:value-type="float">
            <text:p>0.5877866649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table:style-name="ce75" office:value-type="float" office:value="0.00026" calcext:value-type="float">
            <text:p>2.60E-0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2"/>
          <table:table-cell table:formula="of:=LN([.A5])" office:value-type="float" office:value="-8.25482892694875" calcext:value-type="float">
            <text:p>-8.2548289269</text:p>
          </table:table-cell>
          <table:table-cell table:style-name="ce77" table:formula="of:=LN([.B5])" office:value-type="float" office:value="-0.356674943938732" calcext:value-type="float">
            <text:p>-0.3566749439</text:p>
          </table:table-cell>
          <table:table-cell table:formula="of:=LN([.C5])" office:value-type="float" office:value="-0.510825623765991" calcext:value-type="float">
            <text:p>-0.5108256238</text:p>
          </table:table-cell>
          <table:table-cell table:formula="of:=LN([.D5])" office:value-type="float" office:value="0.262364264467491" calcext:value-type="float">
            <text:p>0.2623642645</text:p>
          </table:table-cell>
          <table:table-cell table:formula="of:=LN([.E5])" office:value-type="float" office:value="0.262364264467491" calcext:value-type="float">
            <text:p>0.2623642645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table:style-name="ce75" office:value-type="float" office:value="0.000151" calcext:value-type="float">
            <text:p>1.51E-0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formula="of:=LN([.A6])" office:value-type="float" office:value="-8.79823072114935" calcext:value-type="float">
            <text:p>-8.7982307211</text:p>
          </table:table-cell>
          <table:table-cell table:style-name="ce78" table:formula="of:=LN([.B6])" office:value-type="float" office:value="-1.20397280432594" calcext:value-type="float">
            <text:p>-1.2039728043</text:p>
          </table:table-cell>
          <table:table-cell table:style-name="ce80" table:formula="of:=LN([.C6])" office:value-type="float" office:value="-0.693147180559945" calcext:value-type="float">
            <text:p>-0.6931471806</text:p>
          </table:table-cell>
          <table:table-cell table:style-name="ce80" table:formula="of:=LN([.D6])" office:value-type="float" office:value="0" calcext:value-type="float">
            <text:p>0</text:p>
          </table:table-cell>
          <table:table-cell table:style-name="ce80" table:formula="of:=LN([.E6])" office:value-type="float" office:value="0.182321556793955" calcext:value-type="float">
            <text:p>0.1823215568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v = k * [A]^a * [B]^b * [C]^c * [D]^d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n v = ln k + a*ln [A] + b*ln [B] + c*ln [C] + d*ln [D]</text:p>
          </table:table-cell>
          <table:table-cell table:number-columns-repeated="6"/>
          <table:table-cell table:number-matrix-columns-spanned="1" table:number-matrix-rows-spanned="5" table:formula="of:=MMULT(MINVERSE([.I2:.M6]);[.H2:.H6])" office:value-type="float" office:value="0.043903940352811" calcext:value-type="float">
            <text:p>0.0439039404</text:p>
          </table:table-cell>
          <table:table-cell table:number-columns-repeated="249"/>
        </table:table-row>
        <table:table-row table:style-name="ro1">
          <table:table-cell table:style-name="ce1" office:value-type="string" calcext:value-type="string">
            <text:p>lnv</text:p>
          </table:table-cell>
          <table:table-cell table:style-name="ce30" office:value-type="string" calcext:value-type="string">
            <text:p>a*ln[A]</text:p>
          </table:table-cell>
          <table:table-cell table:style-name="ce30" office:value-type="string" calcext:value-type="string">
            <text:p>b*ln[B]</text:p>
          </table:table-cell>
          <table:table-cell table:style-name="ce30" office:value-type="string" calcext:value-type="string">
            <text:p>c*ln[C]</text:p>
          </table:table-cell>
          <table:table-cell table:style-name="ce1" office:value-type="string" calcext:value-type="string">
            <text:p>d*ln[D]</text:p>
          </table:table-cell>
          <table:table-cell table:number-columns-repeated="2"/>
          <table:table-cell office:value-type="float" office:value="0.945689017320262" calcext:value-type="float">
            <text:p>0.9456890173</text:p>
          </table:table-cell>
          <table:table-cell table:number-columns-repeated="249"/>
        </table:table-row>
        <table:table-row table:style-name="ro1">
          <table:table-cell table:formula="of:=LN([.A2])" office:value-type="float" office:value="-7.16393868437455" calcext:value-type="float">
            <text:p>-7.1639386844</text:p>
          </table:table-cell>
          <table:table-cell table:formula="of:=LN([.B2])" office:value-type="float" office:value="0.832909122935104" calcext:value-type="float">
            <text:p>0.8329091229</text:p>
          </table:table-cell>
          <table:table-cell table:formula="of:=LN([.C2])" office:value-type="float" office:value="-0.105360515657826" calcext:value-type="float">
            <text:p>-0.1053605157</text:p>
          </table:table-cell>
          <table:table-cell table:formula="of:=LN([.D2])" office:value-type="float" office:value="0.641853886172395" calcext:value-type="float">
            <text:p>0.6418538862</text:p>
          </table:table-cell>
          <table:table-cell table:formula="of:=LN([.E2])" office:value-type="float" office:value="0.78845736036427" calcext:value-type="float">
            <text:p>0.7884573604</text:p>
          </table:table-cell>
          <table:table-cell table:number-columns-repeated="2"/>
          <table:table-cell office:value-type="float" office:value="1.14400543097822" calcext:value-type="float">
            <text:p>1.144005431</text:p>
          </table:table-cell>
          <table:table-cell table:number-columns-repeated="249"/>
        </table:table-row>
        <table:table-row table:style-name="ro1">
          <table:table-cell table:formula="of:=LN([.A3])" office:value-type="float" office:value="-7.43538802106451" calcext:value-type="float">
            <text:p>-7.4353880211</text:p>
          </table:table-cell>
          <table:table-cell table:formula="of:=LN([.B3])" office:value-type="float" office:value="0.53062825106217" calcext:value-type="float">
            <text:p>0.5306282511</text:p>
          </table:table-cell>
          <table:table-cell table:formula="of:=LN([.C3])" office:value-type="float" office:value="-0.22314355131421" calcext:value-type="float">
            <text:p>-0.2231435513</text:p>
          </table:table-cell>
          <table:table-cell table:formula="of:=LN([.D3])" office:value-type="float" office:value="0.53062825106217" calcext:value-type="float">
            <text:p>0.5306282511</text:p>
          </table:table-cell>
          <table:table-cell table:formula="of:=LN([.E3])" office:value-type="float" office:value="0.741937344729377" calcext:value-type="float">
            <text:p>0.7419373447</text:p>
          </table:table-cell>
          <table:table-cell table:number-columns-repeated="2"/>
          <table:table-cell office:value-type="float" office:value="0.420231188181468" calcext:value-type="float">
            <text:p>0.4202311882</text:p>
          </table:table-cell>
          <table:table-cell table:number-columns-repeated="249"/>
        </table:table-row>
        <table:table-row table:style-name="ro1">
          <table:table-cell table:formula="of:=LN([.A4])" office:value-type="float" office:value="-7.85708586493449" calcext:value-type="float">
            <text:p>-7.8570858649</text:p>
          </table:table-cell>
          <table:table-cell table:formula="of:=LN([.B4])" office:value-type="float" office:value="0.336472236621213" calcext:value-type="float">
            <text:p>0.3364722366</text:p>
          </table:table-cell>
          <table:table-cell table:formula="of:=LN([.C4])" office:value-type="float" office:value="-0.356674943938732" calcext:value-type="float">
            <text:p>-0.3566749439</text:p>
          </table:table-cell>
          <table:table-cell table:formula="of:=LN([.D4])" office:value-type="float" office:value="0.336472236621213" calcext:value-type="float">
            <text:p>0.3364722366</text:p>
          </table:table-cell>
          <table:table-cell table:formula="of:=LN([.E4])" office:value-type="float" office:value="0.587786664902119" calcext:value-type="float">
            <text:p>0.5877866649</text:p>
          </table:table-cell>
          <table:table-cell table:number-columns-repeated="2"/>
          <table:table-cell table:style-name="ce1" office:value-type="float" office:value="-8.16648709936237" calcext:value-type="float">
            <text:p>-8.1664870994</text:p>
          </table:table-cell>
          <table:table-cell office:value-type="string" calcext:value-type="string">
            <text:p>ln k</text:p>
          </table:table-cell>
          <table:table-cell table:number-columns-repeated="248"/>
        </table:table-row>
        <table:table-row table:style-name="ro1">
          <table:table-cell table:formula="of:=LN([.A5])" office:value-type="float" office:value="-8.25482892694875" calcext:value-type="float">
            <text:p>-8.2548289269</text:p>
          </table:table-cell>
          <table:table-cell table:formula="of:=LN([.B5])" office:value-type="float" office:value="-0.356674943938732" calcext:value-type="float">
            <text:p>-0.3566749439</text:p>
          </table:table-cell>
          <table:table-cell table:formula="of:=LN([.C5])" office:value-type="float" office:value="-0.510825623765991" calcext:value-type="float">
            <text:p>-0.5108256238</text:p>
          </table:table-cell>
          <table:table-cell table:formula="of:=LN([.D5])" office:value-type="float" office:value="0.262364264467491" calcext:value-type="float">
            <text:p>0.2623642645</text:p>
          </table:table-cell>
          <table:table-cell table:formula="of:=LN([.E5])" office:value-type="float" office:value="0.262364264467491" calcext:value-type="float">
            <text:p>0.2623642645</text:p>
          </table:table-cell>
          <table:table-cell table:number-columns-repeated="2"/>
          <table:table-cell table:style-name="ce1" table:formula="of:=EXP([.H13])" office:value-type="float" office:value="0.000284013978949181" calcext:value-type="float">
            <text:p>0.000284014</text:p>
          </table:table-cell>
          <table:table-cell table:style-name="ce1" office:value-type="string" calcext:value-type="string">
            <text:p>k</text:p>
          </table:table-cell>
          <table:table-cell table:number-columns-repeated="248"/>
        </table:table-row>
        <table:table-row table:style-name="ro1">
          <table:table-cell table:formula="of:=LN([.A6])" office:value-type="float" office:value="-8.79823072114935" calcext:value-type="float">
            <text:p>-8.7982307211</text:p>
          </table:table-cell>
          <table:table-cell table:formula="of:=LN([.B6])" office:value-type="float" office:value="-1.20397280432594" calcext:value-type="float">
            <text:p>-1.2039728043</text:p>
          </table:table-cell>
          <table:table-cell table:formula="of:=LN([.C6])" office:value-type="float" office:value="-0.693147180559945" calcext:value-type="float">
            <text:p>-0.6931471806</text:p>
          </table:table-cell>
          <table:table-cell table:formula="of:=LN([.D6])" office:value-type="float" office:value="0" calcext:value-type="float">
            <text:p>0</text:p>
          </table:table-cell>
          <table:table-cell table:formula="of:=LN([.E6])" office:value-type="float" office:value="0.182321556793955" calcext:value-type="float">
            <text:p>0.1823215568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matrix-columns-spanned="5" table:number-matrix-rows-spanned="1" table:formula="of:=LINEST([.A11:.A15];[.B11:.E15];1;0)" office:value-type="float" office:value="0.420231188181444" calcext:value-type="float">
            <text:p>0.4202311882</text:p>
          </table:table-cell>
          <table:table-cell office:value-type="float" office:value="1.14400543097821" calcext:value-type="float">
            <text:p>1.144005431</text:p>
          </table:table-cell>
          <table:table-cell office:value-type="float" office:value="0.945689017320385" calcext:value-type="float">
            <text:p>0.9456890173</text:p>
          </table:table-cell>
          <table:table-cell office:value-type="float" office:value="0.0439039403527838" calcext:value-type="float">
            <text:p>0.0439039404</text:p>
          </table:table-cell>
          <table:table-cell table:style-name="ce1" office:value-type="float" office:value="-8.16648709936233" calcext:value-type="float">
            <text:p>-8.1664870994</text:p>
          </table:table-cell>
          <table:table-cell office:value-type="string" calcext:value-type="string">
            <text:p>ln k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1" table:formula="of:=EXP([.E17])" office:value-type="float" office:value="0.000284013978949191" calcext:value-type="float">
            <text:p>0.000284014</text:p>
          </table:table-cell>
          <table:table-cell table:style-name="ce1" office:value-type="string" calcext:value-type="string">
            <text:p>k</text:p>
          </table:table-cell>
          <table:table-cell table:number-columns-repeated="251"/>
        </table:table-row>
        <table:table-row table:style-name="ro1" table:number-rows-repeated="104855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mbecslés" table:style-name="ta7"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253" table:default-cell-style-name="ce2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(1.2,2)</text:p>
          </table:table-cell>
          <table:table-cell table:style-name="ce1" office:value-type="string" calcext:value-type="string">
            <text:p>véletlen számok (hiba)</text:p>
          </table:table-cell>
          <table:table-cell table:style-name="ce1" office:value-type="string" calcext:value-type="string">
            <text:p>y(1.2,2)+5%hiba</text:p>
          </table:table-cell>
          <table:table-cell/>
          <table:table-cell table:style-name="ce1" office:value-type="string" calcext:value-type="string">
            <text:p>módosuló</text:p>
          </table:table-cell>
          <table:table-cell table:style-name="ce1" office:value-type="string" calcext:value-type="string">
            <text:p>y(pm1,pm2)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1.2*COS([.A2])-2/[.B2]" office:value-type="float" office:value="-1.35163723295823" calcext:value-type="float">
            <text:p>-1.351637233</text:p>
          </table:table-cell>
          <table:table-cell office:value-type="float" office:value="-0.789671647821078" calcext:value-type="float">
            <text:p>-0.7896716478</text:p>
          </table:table-cell>
          <table:table-cell table:formula="of:=[.C2]+0.05*[.D2]" office:value-type="float" office:value="-1.39112081534929" calcext:value-type="float">
            <text:p>-1.3911208153</text:p>
          </table:table-cell>
          <table:table-cell table:style-name="ce4" office:value-type="string" calcext:value-type="string">
            <text:p>pm1=</text:p>
          </table:table-cell>
          <table:table-cell table:style-name="ce84" office:value-type="float" office:value="1" calcext:value-type="float">
            <text:p>1</text:p>
          </table:table-cell>
          <table:table-cell table:formula="of:=[.$G$2]*COS([.A2])-[.$G$3]/[.B2]" office:value-type="float" office:value="-0.45969769413186" calcext:value-type="float">
            <text:p>-0.4596976941</text:p>
          </table:table-cell>
          <table:table-cell/>
          <table:table-cell office:value-type="float" office:value="1.21399585249385" calcext:value-type="float">
            <text:p>1.2139958525</text:p>
          </table:table-cell>
          <table:table-cell office:value-type="string" calcext:value-type="string">
            <text:p>pm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1.2*COS([.A3])-2/[.B3]" office:value-type="float" office:value="-1.49937620385657" calcext:value-type="float">
            <text:p>-1.4993762039</text:p>
          </table:table-cell>
          <table:table-cell office:value-type="float" office:value="-0.632995258315911" calcext:value-type="float">
            <text:p>-0.6329952583</text:p>
          </table:table-cell>
          <table:table-cell table:formula="of:=[.C3]+0.05*[.D3]" office:value-type="float" office:value="-1.53102596677237" calcext:value-type="float">
            <text:p>-1.5310259668</text:p>
          </table:table-cell>
          <table:table-cell table:style-name="ce4" office:value-type="string" calcext:value-type="string">
            <text:p>pm2=</text:p>
          </table:table-cell>
          <table:table-cell table:style-name="ce84" office:value-type="float" office:value="1" calcext:value-type="float">
            <text:p>1</text:p>
          </table:table-cell>
          <table:table-cell table:formula="of:=[.$G$2]*COS([.A3])-[.$G$3]/[.B3]" office:value-type="float" office:value="-0.916146836547142" calcext:value-type="float">
            <text:p>-0.9161468365</text:p>
          </table:table-cell>
          <table:table-cell/>
          <table:table-cell office:value-type="float" office:value="2.03680892393043" calcext:value-type="float">
            <text:p>2.0368089239</text:p>
          </table:table-cell>
          <table:table-cell office:value-type="string" calcext:value-type="string">
            <text:p>pm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1.2*COS([.A4])-2/[.B4]" office:value-type="float" office:value="-1.8546576625872" calcext:value-type="float">
            <text:p>-1.8546576626</text:p>
          </table:table-cell>
          <table:table-cell office:value-type="float" office:value="0.123465138450305" calcext:value-type="float">
            <text:p>0.1234651385</text:p>
          </table:table-cell>
          <table:table-cell table:formula="of:=[.C4]+0.05*[.D4]" office:value-type="float" office:value="-1.84848440566469" calcext:value-type="float">
            <text:p>-1.8484844057</text:p>
          </table:table-cell>
          <table:table-cell table:number-columns-repeated="2"/>
          <table:table-cell table:formula="of:=[.$G$2]*COS([.A4])-[.$G$3]/[.B4]" office:value-type="float" office:value="-1.32332582993378" calcext:value-type="float">
            <text:p>-1.3233258299</text:p>
          </table:table-cell>
          <table:table-cell/>
          <table:table-cell office:value-type="float" office:value="0.0122595911110052" calcext:value-type="float">
            <text:p>0.0122595911</text:p>
          </table:table-cell>
          <table:table-cell office:value-type="string" calcext:value-type="string">
            <text:p>cél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1.2*COS([.A5])-2/[.B5]" office:value-type="float" office:value="-1.28437234503633" calcext:value-type="float">
            <text:p>-1.284372345</text:p>
          </table:table-cell>
          <table:table-cell office:value-type="float" office:value="0.716083959171349" calcext:value-type="float">
            <text:p>0.7160839592</text:p>
          </table:table-cell>
          <table:table-cell table:formula="of:=[.C5]+0.05*[.D5]" office:value-type="float" office:value="-1.24856814707777" calcext:value-type="float">
            <text:p>-1.2485681471</text:p>
          </table:table-cell>
          <table:table-cell table:number-columns-repeated="2"/>
          <table:table-cell table:formula="of:=[.$G$2]*COS([.A5])-[.$G$3]/[.B5]" office:value-type="float" office:value="-0.903643620863612" calcext:value-type="float">
            <text:p>-0.9036436209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1.2*COS([.A6])-2/[.B6]" office:value-type="float" office:value="-0.0596053774441285" calcext:value-type="float">
            <text:p>-0.0596053774</text:p>
          </table:table-cell>
          <table:table-cell office:value-type="float" office:value="0.00962625305087552" calcext:value-type="float">
            <text:p>0.0096262531</text:p>
          </table:table-cell>
          <table:table-cell table:formula="of:=[.C6]+0.05*[.D6]" office:value-type="float" office:value="-0.0591240647915848" calcext:value-type="float">
            <text:p>-0.0591240648</text:p>
          </table:table-cell>
          <table:table-cell table:number-columns-repeated="2"/>
          <table:table-cell table:formula="of:=[.$G$2]*COS([.A6])-[.$G$3]/[.B6]" office:value-type="float" office:value="0.0836621854632262" calcext:value-type="float">
            <text:p>0.0836621855</text:p>
          </table:table-cell>
          <table:table-cell/>
          <table:table-cell office:value-type="float" office:value="1.20002147165281" calcext:value-type="float">
            <text:p>1.2000214717</text:p>
          </table:table-cell>
          <table:table-cell office:value-type="string" calcext:value-type="string">
            <text:p>pm1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1.2*COS([.A7])-2/[.B7]" office:value-type="float" office:value="0.818871010647106" calcext:value-type="float">
            <text:p>0.8188710106</text:p>
          </table:table-cell>
          <table:table-cell office:value-type="float" office:value="0.359046772542378" calcext:value-type="float">
            <text:p>0.3590467725</text:p>
          </table:table-cell>
          <table:table-cell table:formula="of:=[.C7]+0.05*[.D7]" office:value-type="float" office:value="0.836823349274225" calcext:value-type="float">
            <text:p>0.8368233493</text:p>
          </table:table-cell>
          <table:table-cell table:number-columns-repeated="2"/>
          <table:table-cell table:formula="of:=[.$G$2]*COS([.A7])-[.$G$3]/[.B7]" office:value-type="float" office:value="0.793503619983699" calcext:value-type="float">
            <text:p>0.79350362</text:p>
          </table:table-cell>
          <table:table-cell/>
          <table:table-cell office:value-type="float" office:value="2.0000201034753" calcext:value-type="float">
            <text:p>2.0000201035</text:p>
          </table:table-cell>
          <table:table-cell office:value-type="string" calcext:value-type="string">
            <text:p>pm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1.2*COS([.A8])-2/[.B8]" office:value-type="float" office:value="0.61896841949768" calcext:value-type="float">
            <text:p>0.6189684195</text:p>
          </table:table-cell>
          <table:table-cell office:value-type="float" office:value="-0.20517661821026" calcext:value-type="float">
            <text:p>-0.2051766182</text:p>
          </table:table-cell>
          <table:table-cell table:formula="of:=[.C8]+0.05*[.D8]" office:value-type="float" office:value="0.608709588587167" calcext:value-type="float">
            <text:p>0.6087095886</text:p>
          </table:table-cell>
          <table:table-cell table:number-columns-repeated="2"/>
          <table:table-cell table:formula="of:=[.$G$2]*COS([.A8])-[.$G$3]/[.B8]" office:value-type="float" office:value="0.611045111486162" calcext:value-type="float">
            <text:p>0.6110451115</text:p>
          </table:table-cell>
          <table:table-cell/>
          <table:table-cell office:value-type="float" office:value="0.00000000296541331705496" calcext:value-type="float">
            <text:p>0.000000003</text:p>
          </table:table-cell>
          <table:table-cell office:value-type="string" calcext:value-type="string">
            <text:p>cél2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1.2*COS([.A9])-2/[.B9]" office:value-type="float" office:value="-0.424600040570336" calcext:value-type="float">
            <text:p>-0.4246000406</text:p>
          </table:table-cell>
          <table:table-cell office:value-type="float" office:value="-0.51796472661124" calcext:value-type="float">
            <text:p>-0.5179647266</text:p>
          </table:table-cell>
          <table:table-cell table:formula="of:=[.C9]+0.05*[.D9]" office:value-type="float" office:value="-0.450498276900898" calcext:value-type="float">
            <text:p>-0.4504982769</text:p>
          </table:table-cell>
          <table:table-cell table:number-columns-repeated="2"/>
          <table:table-cell table:formula="of:=[.$G$2]*COS([.A9])-[.$G$3]/[.B9]" office:value-type="float" office:value="-0.270500033808614" calcext:value-type="float">
            <text:p>-0.2705000338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1.2*COS([.A10])-2/[.B10]" office:value-type="float" office:value="-1.31557853648383" calcext:value-type="float">
            <text:p>-1.3155785365</text:p>
          </table:table-cell>
          <table:table-cell office:value-type="float" office:value="-2.03842561688749" calcext:value-type="float">
            <text:p>-2.0384256169</text:p>
          </table:table-cell>
          <table:table-cell table:formula="of:=[.C10]+0.05*[.D10]" office:value-type="float" office:value="-1.41749981732821" calcext:value-type="float">
            <text:p>-1.4174998173</text:p>
          </table:table-cell>
          <table:table-cell table:number-columns-repeated="2"/>
          <table:table-cell table:formula="of:=[.$G$2]*COS([.A10])-[.$G$3]/[.B10]" office:value-type="float" office:value="-1.02224137299579" calcext:value-type="float">
            <text:p>-1.022241373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1.2*COS([.A11])-2/[.B11]" office:value-type="float" office:value="-1.20688583489174" calcext:value-type="float">
            <text:p>-1.2068858349</text:p>
          </table:table-cell>
          <table:table-cell office:value-type="float" office:value="-0.0684375448268509" calcext:value-type="float">
            <text:p>-0.0684375448</text:p>
          </table:table-cell>
          <table:table-cell table:formula="of:=[.C11]+0.05*[.D11]" office:value-type="float" office:value="-1.21030771213309" calcext:value-type="float">
            <text:p>-1.2103077121</text:p>
          </table:table-cell>
          <table:table-cell table:number-columns-repeated="2"/>
          <table:table-cell table:formula="of:=[.$G$2]*COS([.A11])-[.$G$3]/[.B11]" office:value-type="float" office:value="-0.939071529076452" calcext:value-type="float">
            <text:p>-0.9390715291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string" calcext:value-type="string">
            <text:p>eltérés négyzetösszeg 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formula="of:=SUMXMY2([.E2:.E11];[.H2:.H11])" office:value-type="float" office:value="1.92485747317909" calcext:value-type="float">
            <text:p>1.9248574732</text:p>
          </table:table-cell>
          <table:table-cell table:style-name="ce1" office:value-type="string" calcext:value-type="string">
            <text:p><text:span text:style-name="T1">cél1 </text:span><text:span text:style-name="T2">∑</text:span><text:span text:style-name="T2">(y_hibás – y(pm1,pm2))^2</text:span>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formula="of:=SUMXMY2([.C2:.C11];[.H2:.H11])" office:value-type="float" office:value="1.76573039748182" calcext:value-type="float">
            <text:p>1.7657303975</text:p>
          </table:table-cell>
          <table:table-cell table:style-name="ce1" office:value-type="string" calcext:value-type="string">
            <text:p>cél2 ∑(y – y(pm1,pm2))^2</text:p>
          </table:table-cell>
          <table:table-cell table:number-columns-repeated="248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konszek" table:style-name="ta8">
        <table:table-column table:style-name="co1" table:number-columns-repeated="257" table:default-cell-style-name="ce2"/>
        <table:table-row table:style-name="ro1">
          <table:table-cell table:style-name="ce30" office:value-type="string" calcext:value-type="string">
            <text:p>t</text:p>
          </table:table-cell>
          <table:table-cell table:style-name="ce1" office:value-type="string" calcext:value-type="string">
            <text:p>c_pontos</text:p>
          </table:table-cell>
          <table:table-cell table:style-name="ce1" office:value-type="string" calcext:value-type="string">
            <text:p>c_hibával_terhelt</text:p>
          </table:table-cell>
          <table:table-cell/>
          <table:table-cell table:style-name="ce30" office:value-type="string" calcext:value-type="string">
            <text:p>módosuló</text:p>
          </table:table-cell>
          <table:table-cell table:style-name="ce30" office:value-type="string" calcext:value-type="string">
            <text:p>c(k1,k2)</text:p>
          </table:table-cell>
          <table:table-cell table:number-columns-repeated="25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2042" calcext:value-type="float">
            <text:p>0.2042</text:p>
          </table:table-cell>
          <table:table-cell table:style-name="ce4" office:value-type="string" calcext:value-type="string">
            <text:p>k1=</text:p>
          </table:table-cell>
          <table:table-cell table:style-name="ce84" office:value-type="float" office:value="4" calcext:value-type="float">
            <text:p>4</text:p>
          </table:table-cell>
          <table:table-cell table:formula="of:=1-([.$E$3]/([.$E$3]-[.$E$2]))*EXP(-[.$E$2]*[.A2])+([.$E$2]/([.$E$3]-[.$E$2]))*EXP(-[.$E$3]*[.A2])" office:value-type="float" office:value="0.651663578312532" calcext:value-type="float">
            <text:p>0.6516635783</text:p>
          </table:table-cell>
          <table:table-cell/>
          <table:table-cell table:style-name="ce7" office:value-type="string" calcext:value-type="string">
            <text:p>pontos</text:p>
          </table:table-cell>
          <table:table-cell office:value-type="float" office:value="1.00005482813606" calcext:value-type="float">
            <text:p>1.0000548281</text:p>
          </table:table-cell>
          <table:table-cell table:style-name="ce3" office:value-type="string" calcext:value-type="string">
            <text:p>k1</text:p>
          </table:table-cell>
          <table:table-cell table:number-columns-repeated="2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4025" calcext:value-type="float">
            <text:p>0.4025</text:p>
          </table:table-cell>
          <table:table-cell table:style-name="ce4" office:value-type="string" calcext:value-type="string">
            <text:p>k2=</text:p>
          </table:table-cell>
          <table:table-cell table:style-name="ce84" office:value-type="float" office:value="5" calcext:value-type="float">
            <text:p>5</text:p>
          </table:table-cell>
          <table:table-cell table:formula="of:=1-([.$E$3]/([.$E$3]-[.$E$2]))*EXP(-[.$E$2]*[.A3])+([.$E$2]/([.$E$3]-[.$E$2]))*EXP(-[.$E$3]*[.A3])" office:value-type="float" office:value="0.935373593552671" calcext:value-type="float">
            <text:p>0.9353735936</text:p>
          </table:table-cell>
          <table:table-cell table:number-columns-repeated="2"/>
          <table:table-cell office:value-type="float" office:value="2.99787771875696" calcext:value-type="float">
            <text:p>2.9978777188</text:p>
          </table:table-cell>
          <table:table-cell table:style-name="ce3" office:value-type="string" calcext:value-type="string">
            <text:p>k2</text:p>
          </table:table-cell>
          <table:table-cell table:number-columns-repeated="2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8534" calcext:value-type="float">
            <text:p>0.8534</text:p>
          </table:table-cell>
          <table:table-cell table:number-columns-repeated="2"/>
          <table:table-cell table:formula="of:=1-([.$E$3]/([.$E$3]-[.$E$2]))*EXP(-[.$E$2]*[.A4])+([.$E$2]/([.$E$3]-[.$E$2]))*EXP(-[.$E$3]*[.A4])" office:value-type="float" office:value="0.998504286579537" calcext:value-type="float">
            <text:p>0.9985042866</text:p>
          </table:table-cell>
          <table:table-cell table:number-columns-repeated="2"/>
          <table:table-cell office:value-type="float" office:value="0.000000052326893739878" calcext:value-type="float">
            <text:p>5.2326893739878E-08</text:p>
          </table:table-cell>
          <table:table-cell table:style-name="ce3" office:value-type="string" calcext:value-type="string">
            <text:p>cél1</text:p>
          </table:table-cell>
          <table:table-cell table:number-columns-repeated="24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095" calcext:value-type="float">
            <text:p>0.9095</text:p>
          </table:table-cell>
          <table:table-cell table:number-columns-repeated="2"/>
          <table:table-cell table:formula="of:=1-([.$E$3]/([.$E$3]-[.$E$2]))*EXP(-[.$E$2]*[.A5])+([.$E$2]/([.$E$3]-[.$E$2]))*EXP(-[.$E$3]*[.A5])" office:value-type="float" office:value="0.999970502547515" calcext:value-type="float">
            <text:p>0.9999705025</text:p>
          </table:table-cell>
          <table:table-cell table:number-columns-repeated="3"/>
          <table:table-cell table:style-name="ce3"/>
          <table:table-cell table:number-columns-repeated="2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733" calcext:value-type="float">
            <text:p>0.9733</text:p>
          </table:table-cell>
          <table:table-cell table:number-columns-repeated="2"/>
          <table:table-cell table:formula="of:=1-([.$E$3]/([.$E$3]-[.$E$2]))*EXP(-[.$E$2]*[.A6])+([.$E$2]/([.$E$3]-[.$E$2]))*EXP(-[.$E$3]*[.A6])" office:value-type="float" office:value="0.999999445568741" calcext:value-type="float">
            <text:p>0.9999994456</text:p>
          </table:table-cell>
          <table:table-cell/>
          <table:table-cell table:style-name="ce7" office:value-type="string" calcext:value-type="string">
            <text:p>hibával_terhelt</text:p>
          </table:table-cell>
          <table:table-cell office:value-type="float" office:value="2.15684151529263" calcext:value-type="float">
            <text:p>2.1568415153</text:p>
          </table:table-cell>
          <table:table-cell table:style-name="ce3" office:value-type="string" calcext:value-type="string">
            <text:p>k1</text:p>
          </table:table-cell>
          <table:table-cell table:number-columns-repeated="2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072" calcext:value-type="float">
            <text:p>0.9072</text:p>
          </table:table-cell>
          <table:table-cell table:number-columns-repeated="2"/>
          <table:table-cell table:formula="of:=1-([.$E$3]/([.$E$3]-[.$E$2]))*EXP(-[.$E$2]*[.A7])+([.$E$2]/([.$E$3]-[.$E$2]))*EXP(-[.$E$3]*[.A7])" office:value-type="float" office:value="0.999999989749784" calcext:value-type="float">
            <text:p>0.9999999897</text:p>
          </table:table-cell>
          <table:table-cell table:number-columns-repeated="2"/>
          <table:table-cell office:value-type="float" office:value="1.12808652121201" calcext:value-type="float">
            <text:p>1.1280865212</text:p>
          </table:table-cell>
          <table:table-cell table:style-name="ce3" office:value-type="string" calcext:value-type="string">
            <text:p>k2</text:p>
          </table:table-cell>
          <table:table-cell table:number-columns-repeated="2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74" calcext:value-type="float">
            <text:p>0.974</text:p>
          </table:table-cell>
          <table:table-cell table:number-columns-repeated="2"/>
          <table:table-cell table:formula="of:=1-([.$E$3]/([.$E$3]-[.$E$2]))*EXP(-[.$E$2]*[.A8])+([.$E$2]/([.$E$3]-[.$E$2]))*EXP(-[.$E$3]*[.A8])" office:value-type="float" office:value="0.999999999811618" calcext:value-type="float">
            <text:p>0.9999999998</text:p>
          </table:table-cell>
          <table:table-cell table:number-columns-repeated="2"/>
          <table:table-cell office:value-type="float" office:value="0.0164454949926373" calcext:value-type="float">
            <text:p>0.016445495</text:p>
          </table:table-cell>
          <table:table-cell table:style-name="ce3" office:value-type="string" calcext:value-type="string">
            <text:p>cél2</text:p>
          </table:table-cell>
          <table:table-cell table:number-columns-repeated="24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877" calcext:value-type="float">
            <text:p>0.9877</text:p>
          </table:table-cell>
          <table:table-cell table:number-columns-repeated="2"/>
          <table:table-cell table:formula="of:=1-([.$E$3]/([.$E$3]-[.$E$2]))*EXP(-[.$E$2]*[.A9])+([.$E$2]/([.$E$3]-[.$E$2]))*EXP(-[.$E$3]*[.A9])" office:value-type="float" office:value="0.999999999996545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95" calcext:value-type="float">
            <text:p>0.9995</text:p>
          </table:table-cell>
          <table:table-cell office:value-type="float" office:value="1.0233" calcext:value-type="float">
            <text:p>1.0233</text:p>
          </table:table-cell>
          <table:table-cell table:number-columns-repeated="2"/>
          <table:table-cell table:formula="of:=1-([.$E$3]/([.$E$3]-[.$E$2]))*EXP(-[.$E$2]*[.A10])+([.$E$2]/([.$E$3]-[.$E$2]))*EXP(-[.$E$3]*[.A10])" office:value-type="float" office:value="0.999999999999937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99" calcext:value-type="float">
            <text:p>0.9999</text:p>
          </table:table-cell>
          <table:table-cell office:value-type="float" office:value="1.037" calcext:value-type="float">
            <text:p>1.037</text:p>
          </table:table-cell>
          <table:table-cell table:number-columns-repeated="2"/>
          <table:table-cell table:formula="of:=1-([.$E$3]/([.$E$3]-[.$E$2]))*EXP(-[.$E$2]*[.A11])+([.$E$2]/([.$E$3]-[.$E$2]))*EXP(-[.$E$3]*[.A11])" office:value-type="float" office:value="0.999999999999999" calcext:value-type="float">
            <text:p>1</text:p>
          </table:table-cell>
          <table:table-cell table:number-columns-repeated="251"/>
        </table:table-row>
        <table:table-row table:style-name="ro1">
          <table:table-cell table:number-columns-repeated="6"/>
          <table:table-cell office:value-type="string" calcext:value-type="string">
            <text:p>eltérés négyzetösszeg 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formula="of:=SUMXMY2([.B2:.B11];[.F2:.F11])" office:value-type="float" office:value="0.462633600756624" calcext:value-type="float">
            <text:p>0.4626336008</text:p>
          </table:table-cell>
          <table:table-cell table:style-name="ce1" office:value-type="string" calcext:value-type="string">
            <text:p>cél1 ∑(c_pontos – c(k1,k2))^2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formula="of:=SUMXMY2([.C2:.C11];[.F2:.F11])" office:value-type="float" office:value="0.525481964918309" calcext:value-type="float">
            <text:p>0.5254819649</text:p>
          </table:table-cell>
          <table:table-cell table:style-name="ce1" office:value-type="string" calcext:value-type="string">
            <text:p>cél2 ∑(c_hibával_terhelt – c(k1,k2))^2</text:p>
          </table:table-cell>
          <table:table-cell table:number-columns-repeated="250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vdW" table:style-name="ta9">
        <table:shapes>
          <draw:frame draw:z-index="0" draw:name="Chart 1" draw:style-name="gr1" draw:text-style-name="P1" svg:width="453.57pt" svg:height="255.03pt" svg:x="586.06pt" svg:y="21.06pt">
            <loext:p draw:notify-on-update-of-ranges="vdW.A2:vdW.A5 vdW.B2:vdW.B5 vdW.H2:vdW.H5 vdW.I2:vdW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57" table:default-cell-style-name="ce2"/>
        <table:table-row table:style-name="ro1">
          <table:table-cell table:style-name="ce30" office:value-type="string" calcext:value-type="string">
            <text:p>Vm</text:p>
          </table:table-cell>
          <table:table-cell table:style-name="ce30" office:value-type="string" calcext:value-type="string">
            <text:p>p</text:p>
          </table:table-cell>
          <table:table-cell/>
          <table:table-cell table:style-name="ce4" office:value-type="string" calcext:value-type="string">
            <text:p>T_kr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style-name="ce30" office:value-type="string" calcext:value-type="string">
            <text:p>p_illesztett</text:p>
          </table:table-cell>
          <table:table-cell table:style-name="ce30" office:value-type="string" calcext:value-type="string">
            <text:p>p_becsült</text:p>
          </table:table-cell>
          <table:table-cell table:number-columns-repeated="248"/>
        </table:table-row>
        <table:table-row table:style-name="ro1">
          <table:table-cell table:style-name="ce75" office:value-type="float" office:value="0.02213" calcext:value-type="float">
            <text:p>2.21E-02</text:p>
          </table:table-cell>
          <table:table-cell table:style-name="ce75" office:value-type="float" office:value="120200" calcext:value-type="float">
            <text:p>1.20E+05</text:p>
          </table:table-cell>
          <table:table-cell/>
          <table:table-cell table:style-name="ce4" office:value-type="string" calcext:value-type="string">
            <text:p>p_kr</text:p>
          </table:table-cell>
          <table:table-cell table:style-name="ce75" office:value-type="float" office:value="11298000" calcext:value-type="float">
            <text:p>1.13E+07</text:p>
          </table:table-cell>
          <table:table-cell table:number-columns-repeated="2"/>
          <table:table-cell table:formula="of:=(8.314*323.15/([.A2]-[.$G$5]))-([.$G$4]/([.A2]^2))" office:value-type="float" office:value="120744.184971847" calcext:value-type="float">
            <text:p>120744.184971847</text:p>
          </table:table-cell>
          <table:table-cell table:formula="of:=(8.314*323.15/([.A2]-[.$I$8]))-([.$I$7]/([.A2]^2))" office:value-type="float" office:value="120261.631352851" calcext:value-type="float">
            <text:p>120261.631352851</text:p>
          </table:table-cell>
          <table:table-cell table:number-columns-repeated="248"/>
        </table:table-row>
        <table:table-row table:style-name="ro1">
          <table:table-cell table:style-name="ce75" office:value-type="float" office:value="0.00511" calcext:value-type="float">
            <text:p>5.11E-03</text:p>
          </table:table-cell>
          <table:table-cell table:style-name="ce75" office:value-type="float" office:value="504600" calcext:value-type="float">
            <text:p>5.05E+05</text:p>
          </table:table-cell>
          <table:table-cell table:number-columns-repeated="4"/>
          <table:table-cell table:style-name="ce30" office:value-type="string" calcext:value-type="string">
            <text:p>módosuló</text:p>
          </table:table-cell>
          <table:table-cell table:formula="of:=(8.314*323.15/([.A3]-[.$G$5]))-([.$G$4]/([.A3]^2))" office:value-type="float" office:value="513414.893279412" calcext:value-type="float">
            <text:p>513414.893279412</text:p>
          </table:table-cell>
          <table:table-cell table:formula="of:=(8.314*323.15/([.A3]-[.$I$8]))-([.$I$7]/([.A3]^2))" office:value-type="float" office:value="504569.270748621" calcext:value-type="float">
            <text:p>504569.270748621</text:p>
          </table:table-cell>
          <table:table-cell table:number-columns-repeated="248"/>
        </table:table-row>
        <table:table-row table:style-name="ro1">
          <table:table-cell table:style-name="ce75" office:value-type="float" office:value="0.00255" calcext:value-type="float">
            <text:p>2.55E-03</text:p>
          </table:table-cell>
          <table:table-cell table:style-name="ce75" office:value-type="float" office:value="969700" calcext:value-type="float">
            <text:p>9.70E+05</text:p>
          </table:table-cell>
          <table:table-cell/>
          <table:table-cell table:style-name="ce4" office:value-type="string" calcext:value-type="string">
            <text:p>a</text:p>
          </table:table-cell>
          <table:table-cell table:formula="of:=(27*((8.314)^2)*([.$E$1]^2))/(64*[.$E$2])" office:value-type="float" office:value="0.423362421502008" calcext:value-type="float">
            <text:p>0.4233624215</text:p>
          </table:table-cell>
          <table:table-cell table:style-name="ce4" office:value-type="string" calcext:value-type="string">
            <text:p>a=</text:p>
          </table:table-cell>
          <table:table-cell office:value-type="float" office:value="0.423362421502008" calcext:value-type="float">
            <text:p>0.4233624215</text:p>
          </table:table-cell>
          <table:table-cell table:formula="of:=(8.314*323.15/([.A4]-[.$G$5]))-([.$G$4]/([.A4]^2))" office:value-type="float" office:value="1004108.729559" calcext:value-type="float">
            <text:p>1004108.729559</text:p>
          </table:table-cell>
          <table:table-cell table:formula="of:=(8.314*323.15/([.A4]-[.$I$8]))-([.$I$7]/([.A4]^2))" office:value-type="float" office:value="969710.629293585" calcext:value-type="float">
            <text:p>969710.629293585</text:p>
          </table:table-cell>
          <table:table-cell table:number-columns-repeated="248"/>
        </table:table-row>
        <table:table-row table:style-name="ro1">
          <table:table-cell table:style-name="ce75" office:value-type="float" office:value="0.001456" calcext:value-type="float">
            <text:p>1.46E-03</text:p>
          </table:table-cell>
          <table:table-cell table:style-name="ce75" office:value-type="float" office:value="1594000" calcext:value-type="float">
            <text:p>1.59E+06</text:p>
          </table:table-cell>
          <table:table-cell/>
          <table:table-cell table:style-name="ce4" office:value-type="string" calcext:value-type="string">
            <text:p>b</text:p>
          </table:table-cell>
          <table:table-cell table:formula="of:=(8.314*[.$E$1])/(8*[.$E$2])" office:value-type="float" office:value="0.0000372540493892724" calcext:value-type="float">
            <text:p>0.000037254</text:p>
          </table:table-cell>
          <table:table-cell table:style-name="ce4" office:value-type="string" calcext:value-type="string">
            <text:p>b=</text:p>
          </table:table-cell>
          <table:table-cell office:value-type="float" office:value="0.0000372540493892724" calcext:value-type="float">
            <text:p>0.000037254</text:p>
          </table:table-cell>
          <table:table-cell table:formula="of:=(8.314*323.15/([.A5]-[.$G$5]))-([.$G$4]/([.A5]^2))" office:value-type="float" office:value="1693987.59207029" calcext:value-type="float">
            <text:p>1693987.59207029</text:p>
          </table:table-cell>
          <table:table-cell table:formula="of:=(8.314*323.15/([.A5]-[.$I$8]))-([.$I$7]/([.A5]^2))" office:value-type="float" office:value="1593998.76262549" calcext:value-type="float">
            <text:p>1593998.76262549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1" office:value-type="string" calcext:value-type="string">
            <text:p>solver után: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30" office:value-type="string" calcext:value-type="string">
            <text:p>cél</text:p>
          </table:table-cell>
          <table:table-cell table:style-name="ce4" office:value-type="string" calcext:value-type="string">
            <text:p>a</text:p>
          </table:table-cell>
          <table:table-cell office:value-type="float" office:value="0.881367511670347" calcext:value-type="float">
            <text:p>0.8813675117</text:p>
          </table:table-cell>
          <table:table-cell table:number-columns-repeated="248"/>
        </table:table-row>
        <table:table-row table:style-name="ro1">
          <table:table-cell table:number-columns-repeated="6"/>
          <table:table-cell table:formula="of:=SUMXMY2([.H2:.H5];[.B2:.B5])" office:value-type="float" office:value="11259477718.6894" calcext:value-type="float">
            <text:p>11259477718.6894</text:p>
          </table:table-cell>
          <table:table-cell table:style-name="ce4" office:value-type="string" calcext:value-type="string">
            <text:p>b</text:p>
          </table:table-cell>
          <table:table-cell office:value-type="float" office:value="0.000119182905183455" calcext:value-type="float">
            <text:p>0.0001191829</text:p>
          </table:table-cell>
          <table:table-cell table:number-columns-repeated="248"/>
        </table:table-row>
        <table:table-row table:style-name="ro1" table:number-rows-repeated="104856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eb_eh2" table:style-name="ta10">
        <table:table-column table:style-name="co4" table:default-cell-style-name="ce2"/>
        <table:table-column table:style-name="co1" table:number-columns-repeated="256" table:default-cell-style-name="ce2"/>
        <table:table-row table:style-name="ro1">
          <table:table-cell table:style-name="ce30" office:value-type="string" calcext:value-type="string">
            <text:p>túlhatározott</text:p>
          </table:table-cell>
          <table:table-cell table:style-name="ce30" table:number-columns-repeated="3"/>
          <table:table-cell table:number-columns-repeated="253"/>
        </table:table-row>
        <table:table-row table:style-name="ro1"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cA</text:p>
          </table:table-cell>
          <table:table-cell table:style-name="ce30" office:value-type="string" calcext:value-type="string">
            <text:p>cB</text:p>
          </table:table-cell>
          <table:table-cell table:style-name="ce30" office:value-type="string" calcext:value-type="string">
            <text:p>cC</text:p>
          </table:table-cell>
          <table:table-cell table:number-columns-repeated="2"/>
          <table:table-cell table:style-name="ce30" office:value-type="string" calcext:value-type="string">
            <text:p>ln v</text:p>
          </table:table-cell>
          <table:table-cell table:style-name="ce30" office:value-type="string" calcext:value-type="string">
            <text:p>a*ln[A]</text:p>
          </table:table-cell>
          <table:table-cell table:style-name="ce30" office:value-type="string" calcext:value-type="string">
            <text:p>b*ln[B]</text:p>
          </table:table-cell>
          <table:table-cell table:style-name="ce30" office:value-type="string" calcext:value-type="string">
            <text:p>c*ln[C]</text:p>
          </table:table-cell>
          <table:table-cell table:style-name="ce1" office:value-type="string" calcext:value-type="string">
            <text:p>ln k</text:p>
          </table:table-cell>
          <table:table-cell table:number-columns-repeated="246"/>
        </table:table-row>
        <table:table-row table:style-name="ro1">
          <table:table-cell table:style-name="ce75" office:value-type="float" office:value="0.000774" calcext:value-type="float">
            <text:p>7.74E-04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table:formula="of:=LN([.A3])" office:value-type="float" office:value="-7.16393868437455" calcext:value-type="float">
            <text:p>-7.1639386844</text:p>
          </table:table-cell>
          <table:table-cell table:style-name="ce76" table:formula="of:=LN([.B3])" office:value-type="float" office:value="-1.30933331998376" calcext:value-type="float">
            <text:p>-1.30933332</text:p>
          </table:table-cell>
          <table:table-cell table:style-name="ce79" table:formula="of:=LN([.C3])" office:value-type="float" office:value="-1.89711998488588" calcext:value-type="float">
            <text:p>-1.8971199849</text:p>
          </table:table-cell>
          <table:table-cell table:style-name="ce79" table:formula="of:=LN([.D3])" office:value-type="float" office:value="-1.02165124753198" calcext:value-type="float">
            <text:p>-1.0216512475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59" calcext:value-type="float">
            <text:p>5.90E-04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table:formula="of:=LN([.A4])" office:value-type="float" office:value="-7.43538802106451" calcext:value-type="float">
            <text:p>-7.4353880211</text:p>
          </table:table-cell>
          <table:table-cell table:style-name="ce77" table:formula="of:=LN([.B4])" office:value-type="float" office:value="-1.42711635564015" calcext:value-type="float">
            <text:p>-1.4271163556</text:p>
          </table:table-cell>
          <table:table-cell table:formula="of:=LN([.C4])" office:value-type="float" office:value="-2.04022082852655" calcext:value-type="float">
            <text:p>-2.0402208285</text:p>
          </table:table-cell>
          <table:table-cell table:formula="of:=LN([.D4])" office:value-type="float" office:value="-1.13943428318836" calcext:value-type="float">
            <text:p>-1.1394342832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387" calcext:value-type="float">
            <text:p>3.87E-0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table:formula="of:=LN([.A5])" office:value-type="float" office:value="-7.85708586493449" calcext:value-type="float">
            <text:p>-7.8570858649</text:p>
          </table:table-cell>
          <table:table-cell table:style-name="ce77" table:formula="of:=LN([.B5])" office:value-type="float" office:value="-1.6094379124341" calcext:value-type="float">
            <text:p>-1.6094379124</text:p>
          </table:table-cell>
          <table:table-cell table:formula="of:=LN([.C5])" office:value-type="float" office:value="-2.30258509299405" calcext:value-type="float">
            <text:p>-2.302585093</text:p>
          </table:table-cell>
          <table:table-cell table:formula="of:=LN([.D5])" office:value-type="float" office:value="-1.27296567581289" calcext:value-type="float">
            <text:p>-1.2729656758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282" calcext:value-type="float">
            <text:p>2.82E-04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formula="of:=LN([.A6])" office:value-type="float" office:value="-8.17360348702616" calcext:value-type="float">
            <text:p>-8.173603487</text:p>
          </table:table-cell>
          <table:table-cell table:style-name="ce77" table:formula="of:=LN([.B6])" office:value-type="float" office:value="-1.77195684193188" calcext:value-type="float">
            <text:p>-1.7719568419</text:p>
          </table:table-cell>
          <table:table-cell table:formula="of:=LN([.C6])" office:value-type="float" office:value="-2.65926003693278" calcext:value-type="float">
            <text:p>-2.6592600369</text:p>
          </table:table-cell>
          <table:table-cell table:formula="of:=LN([.D6])" office:value-type="float" office:value="-1.42711635564015" calcext:value-type="float">
            <text:p>-1.4271163556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24" calcext:value-type="float">
            <text:p>2.40E-04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LN([.A7])" office:value-type="float" office:value="-8.33487163462228" calcext:value-type="float">
            <text:p>-8.3348716346</text:p>
          </table:table-cell>
          <table:table-cell table:style-name="ce77" table:formula="of:=LN([.B7])" office:value-type="float" office:value="-1.83258146374831" calcext:value-type="float">
            <text:p>-1.8325814637</text:p>
          </table:table-cell>
          <table:table-cell table:formula="of:=LN([.C7])" office:value-type="float" office:value="-2.65926003693278" calcext:value-type="float">
            <text:p>-2.6592600369</text:p>
          </table:table-cell>
          <table:table-cell table:formula="of:=LN([.D7])" office:value-type="float" office:value="-1.46967597005894" calcext:value-type="float">
            <text:p>-1.469675970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22" calcext:value-type="float">
            <text:p>2.20E-04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LN([.A8])" office:value-type="float" office:value="-8.42188301161191" calcext:value-type="float">
            <text:p>-8.4218830116</text:p>
          </table:table-cell>
          <table:table-cell table:style-name="ce77" table:formula="of:=LN([.B8])" office:value-type="float" office:value="-1.89711998488588" calcext:value-type="float">
            <text:p>-1.8971199849</text:p>
          </table:table-cell>
          <table:table-cell table:formula="of:=LN([.C8])" office:value-type="float" office:value="-2.81341071676004" calcext:value-type="float">
            <text:p>-2.8134107168</text:p>
          </table:table-cell>
          <table:table-cell table:formula="of:=LN([.D8])" office:value-type="float" office:value="-1.51412773262978" calcext:value-type="float">
            <text:p>-1.5141277326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182" calcext:value-type="float">
            <text:p>1.82E-04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LN([.A9])" office:value-type="float" office:value="-8.61150387088748" calcext:value-type="float">
            <text:p>-8.6115038709</text:p>
          </table:table-cell>
          <table:table-cell table:style-name="ce77" table:formula="of:=LN([.B9])" office:value-type="float" office:value="-1.96611285637283" calcext:value-type="float">
            <text:p>-1.9661128564</text:p>
          </table:table-cell>
          <table:table-cell table:formula="of:=LN([.C9])" office:value-type="float" office:value="-2.81341071676004" calcext:value-type="float">
            <text:p>-2.8134107168</text:p>
          </table:table-cell>
          <table:table-cell table:formula="of:=LN([.D9])" office:value-type="float" office:value="-1.6094379124341" calcext:value-type="float">
            <text:p>-1.6094379124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75" office:value-type="float" office:value="0.000151" calcext:value-type="float">
            <text:p>1.51E-04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table:formula="of:=LN([.A10])" office:value-type="float" office:value="-8.79823072114935" calcext:value-type="float">
            <text:p>-8.7982307211</text:p>
          </table:table-cell>
          <table:table-cell table:style-name="ce78" table:formula="of:=LN([.B10])" office:value-type="float" office:value="-2.12026353620009" calcext:value-type="float">
            <text:p>-2.1202635362</text:p>
          </table:table-cell>
          <table:table-cell table:style-name="ce80" table:formula="of:=LN([.C10])" office:value-type="float" office:value="-2.99573227355399" calcext:value-type="float">
            <text:p>-2.9957322736</text:p>
          </table:table-cell>
          <table:table-cell table:style-name="ce80" table:formula="of:=LN([.D10])" office:value-type="float" office:value="-1.66073120682165" calcext:value-type="float">
            <text:p>-1.6607312068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3">
          <table:table-cell table:style-name="ce30" office:value-type="string" calcext:value-type="string">
            <text:p>ln v</text:p>
          </table:table-cell>
          <table:table-cell table:style-name="ce30" office:value-type="string" calcext:value-type="string">
            <text:p>a*ln[A]</text:p>
          </table:table-cell>
          <table:table-cell table:style-name="ce30" office:value-type="string" calcext:value-type="string">
            <text:p>b*ln[B]</text:p>
          </table:table-cell>
          <table:table-cell table:style-name="ce30" office:value-type="string" calcext:value-type="string">
            <text:p>c*ln[C]</text:p>
          </table:table-cell>
          <table:table-cell table:number-columns-repeated="2"/>
          <table:table-cell table:style-name="ce85" office:value-type="string" calcext:value-type="string">
            <text:p><text:span text:style-name="T3">x = (A</text:span><text:span text:style-name="T4">T</text:span><text:span text:style-name="T5"> * A)</text:span><text:span text:style-name="T4">-1</text:span><text:span text:style-name="T5"> * A</text:span><text:span text:style-name="T4">T</text:span><text:span text:style-name="T5"> * b</text:span></text:p>
          </table:table-cell>
          <table:table-cell table:number-columns-repeated="250"/>
        </table:table-row>
        <table:table-row table:style-name="ro1">
          <table:table-cell table:formula="of:=LN([.A3])" office:value-type="float" office:value="-7.16393868437455" calcext:value-type="float">
            <text:p>-7.1639386844</text:p>
          </table:table-cell>
          <table:table-cell table:formula="of:=LN([.B3])" office:value-type="float" office:value="-1.30933331998376" calcext:value-type="float">
            <text:p>-1.30933332</text:p>
          </table:table-cell>
          <table:table-cell table:formula="of:=LN([.C3])" office:value-type="float" office:value="-1.89711998488588" calcext:value-type="float">
            <text:p>-1.8971199849</text:p>
          </table:table-cell>
          <table:table-cell table:formula="of:=LN([.D3])" office:value-type="float" office:value="-1.02165124753198" calcext:value-type="float">
            <text:p>-1.0216512475</text:p>
          </table:table-cell>
          <table:table-cell table:number-columns-repeated="2"/>
          <table:table-cell table:number-matrix-columns-spanned="1" table:number-matrix-rows-spanned="4" table:formula="of:=MMULT(MMULT(MINVERSE(MMULT(TRANSPOSE([.H3:.K10]);[.H3:.K10]));TRANSPOSE([.H3:.K10]));[.G3:.G10])" office:value-type="float" office:value="0.651796282354042" calcext:value-type="float">
            <text:p>0.6517962824</text:p>
          </table:table-cell>
          <table:table-cell table:number-columns-repeated="250"/>
        </table:table-row>
        <table:table-row table:style-name="ro1">
          <table:table-cell table:formula="of:=LN([.A4])" office:value-type="float" office:value="-7.43538802106451" calcext:value-type="float">
            <text:p>-7.4353880211</text:p>
          </table:table-cell>
          <table:table-cell table:formula="of:=LN([.B4])" office:value-type="float" office:value="-1.42711635564015" calcext:value-type="float">
            <text:p>-1.4271163556</text:p>
          </table:table-cell>
          <table:table-cell table:formula="of:=LN([.C4])" office:value-type="float" office:value="-2.04022082852655" calcext:value-type="float">
            <text:p>-2.0402208285</text:p>
          </table:table-cell>
          <table:table-cell table:formula="of:=LN([.D4])" office:value-type="float" office:value="-1.13943428318836" calcext:value-type="float">
            <text:p>-1.1394342832</text:p>
          </table:table-cell>
          <table:table-cell table:number-columns-repeated="2"/>
          <table:table-cell office:value-type="float" office:value="0.0498855943138743" calcext:value-type="float">
            <text:p>0.0498855943</text:p>
          </table:table-cell>
          <table:table-cell table:number-columns-repeated="250"/>
        </table:table-row>
        <table:table-row table:style-name="ro1">
          <table:table-cell table:formula="of:=LN([.A5])" office:value-type="float" office:value="-7.85708586493449" calcext:value-type="float">
            <text:p>-7.8570858649</text:p>
          </table:table-cell>
          <table:table-cell table:formula="of:=LN([.B5])" office:value-type="float" office:value="-1.6094379124341" calcext:value-type="float">
            <text:p>-1.6094379124</text:p>
          </table:table-cell>
          <table:table-cell table:formula="of:=LN([.C5])" office:value-type="float" office:value="-2.30258509299405" calcext:value-type="float">
            <text:p>-2.302585093</text:p>
          </table:table-cell>
          <table:table-cell table:formula="of:=LN([.D5])" office:value-type="float" office:value="-1.27296567581289" calcext:value-type="float">
            <text:p>-1.2729656758</text:p>
          </table:table-cell>
          <table:table-cell table:number-columns-repeated="2"/>
          <table:table-cell office:value-type="float" office:value="1.65177266991344" calcext:value-type="float">
            <text:p>1.6517726699</text:p>
          </table:table-cell>
          <table:table-cell table:number-columns-repeated="250"/>
        </table:table-row>
        <table:table-row table:style-name="ro1">
          <table:table-cell table:formula="of:=LN([.A6])" office:value-type="float" office:value="-8.17360348702616" calcext:value-type="float">
            <text:p>-8.173603487</text:p>
          </table:table-cell>
          <table:table-cell table:formula="of:=LN([.B6])" office:value-type="float" office:value="-1.77195684193188" calcext:value-type="float">
            <text:p>-1.7719568419</text:p>
          </table:table-cell>
          <table:table-cell table:formula="of:=LN([.C6])" office:value-type="float" office:value="-2.65926003693278" calcext:value-type="float">
            <text:p>-2.6592600369</text:p>
          </table:table-cell>
          <table:table-cell table:formula="of:=LN([.D6])" office:value-type="float" office:value="-1.42711635564015" calcext:value-type="float">
            <text:p>-1.4271163556</text:p>
          </table:table-cell>
          <table:table-cell table:number-columns-repeated="2"/>
          <table:table-cell office:value-type="float" office:value="-4.54350003609382" calcext:value-type="float">
            <text:p>-4.5435000361</text:p>
          </table:table-cell>
          <table:table-cell table:style-name="ce1" office:value-type="string" calcext:value-type="string">
            <text:p>lnk</text:p>
          </table:table-cell>
          <table:table-cell table:number-columns-repeated="249"/>
        </table:table-row>
        <table:table-row table:style-name="ro1">
          <table:table-cell table:formula="of:=LN([.A7])" office:value-type="float" office:value="-8.33487163462228" calcext:value-type="float">
            <text:p>-8.3348716346</text:p>
          </table:table-cell>
          <table:table-cell table:formula="of:=LN([.B7])" office:value-type="float" office:value="-1.83258146374831" calcext:value-type="float">
            <text:p>-1.8325814637</text:p>
          </table:table-cell>
          <table:table-cell table:formula="of:=LN([.C7])" office:value-type="float" office:value="-2.65926003693278" calcext:value-type="float">
            <text:p>-2.6592600369</text:p>
          </table:table-cell>
          <table:table-cell table:formula="of:=LN([.D7])" office:value-type="float" office:value="-1.46967597005894" calcext:value-type="float">
            <text:p>-1.4696759701</text:p>
          </table:table-cell>
          <table:table-cell table:number-columns-repeated="2"/>
          <table:table-cell table:formula="of:=EXP([.G16])" office:value-type="float" office:value="0.010636114545099" calcext:value-type="float">
            <text:p>0.0106361145</text:p>
          </table:table-cell>
          <table:table-cell table:style-name="ce1" office:value-type="string" calcext:value-type="string">
            <text:p>k</text:p>
          </table:table-cell>
          <table:table-cell table:number-columns-repeated="249"/>
        </table:table-row>
        <table:table-row table:style-name="ro1">
          <table:table-cell table:formula="of:=LN([.A8])" office:value-type="float" office:value="-8.42188301161191" calcext:value-type="float">
            <text:p>-8.4218830116</text:p>
          </table:table-cell>
          <table:table-cell table:formula="of:=LN([.B8])" office:value-type="float" office:value="-1.89711998488588" calcext:value-type="float">
            <text:p>-1.8971199849</text:p>
          </table:table-cell>
          <table:table-cell table:formula="of:=LN([.C8])" office:value-type="float" office:value="-2.81341071676004" calcext:value-type="float">
            <text:p>-2.8134107168</text:p>
          </table:table-cell>
          <table:table-cell table:formula="of:=LN([.D8])" office:value-type="float" office:value="-1.51412773262978" calcext:value-type="float">
            <text:p>-1.5141277326</text:p>
          </table:table-cell>
          <table:table-cell table:number-columns-repeated="253"/>
        </table:table-row>
        <table:table-row table:style-name="ro1">
          <table:table-cell table:formula="of:=LN([.A9])" office:value-type="float" office:value="-8.61150387088748" calcext:value-type="float">
            <text:p>-8.6115038709</text:p>
          </table:table-cell>
          <table:table-cell table:formula="of:=LN([.B9])" office:value-type="float" office:value="-1.96611285637283" calcext:value-type="float">
            <text:p>-1.9661128564</text:p>
          </table:table-cell>
          <table:table-cell table:formula="of:=LN([.C9])" office:value-type="float" office:value="-2.81341071676004" calcext:value-type="float">
            <text:p>-2.8134107168</text:p>
          </table:table-cell>
          <table:table-cell table:formula="of:=LN([.D9])" office:value-type="float" office:value="-1.6094379124341" calcext:value-type="float">
            <text:p>-1.6094379124</text:p>
          </table:table-cell>
          <table:table-cell table:number-columns-repeated="253"/>
        </table:table-row>
        <table:table-row table:style-name="ro1">
          <table:table-cell table:formula="of:=LN([.A10])" office:value-type="float" office:value="-8.79823072114935" calcext:value-type="float">
            <text:p>-8.7982307211</text:p>
          </table:table-cell>
          <table:table-cell table:formula="of:=LN([.B10])" office:value-type="float" office:value="-2.12026353620009" calcext:value-type="float">
            <text:p>-2.1202635362</text:p>
          </table:table-cell>
          <table:table-cell table:formula="of:=LN([.C10])" office:value-type="float" office:value="-2.99573227355399" calcext:value-type="float">
            <text:p>-2.9957322736</text:p>
          </table:table-cell>
          <table:table-cell table:formula="of:=LN([.D10])" office:value-type="float" office:value="-1.66073120682165" calcext:value-type="float">
            <text:p>-1.6607312068</text:p>
          </table:table-cell>
          <table:table-cell table:number-columns-repeated="253"/>
        </table:table-row>
        <table:table-row table:style-name="ro1">
          <table:table-cell table:number-columns-repeated="3"/>
          <table:table-cell table:style-name="ce30" office:value-type="string" calcext:value-type="string">
            <text:p>ln k</text:p>
          </table:table-cell>
          <table:table-cell table:number-columns-repeated="253"/>
        </table:table-row>
        <table:table-row table:style-name="ro1">
          <table:table-cell table:number-matrix-columns-spanned="4" table:number-matrix-rows-spanned="1" table:formula="of:=LINEST([.A13:.A20];[.B13:.D20];1;0)" office:value-type="float" office:value="1.65177266991929" calcext:value-type="float">
            <text:p>1.6517726699</text:p>
          </table:table-cell>
          <table:table-cell office:value-type="float" office:value="0.0498855943141649" calcext:value-type="float">
            <text:p>0.0498855943</text:p>
          </table:table-cell>
          <table:table-cell office:value-type="float" office:value="0.651796282345764" calcext:value-type="float">
            <text:p>0.6517962823</text:p>
          </table:table-cell>
          <table:table-cell office:value-type="float" office:value="-4.54350003609381" calcext:value-type="float">
            <text:p>-4.543500036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" office:value-type="string" calcext:value-type="string">
            <text:p>k</text:p>
          </table:table-cell>
          <table:table-cell table:formula="of:=EXP([.D22])" office:value-type="float" office:value="0.0106361145450992" calcext:value-type="float">
            <text:p>0.0106361145</text:p>
          </table:table-cell>
          <table:table-cell table:number-columns-repeated="253"/>
        </table:table-row>
        <table:table-row table:style-name="ro1" table:number-rows-repeated="104855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megbíz_iv" table:style-name="ta11">
        <office:forms form:automatic-focus="false" form:apply-design-mode="false"/>
        <table:table-column table:style-name="co1" table:number-columns-repeated="5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248" table:default-cell-style-name="ce2"/>
        <table:table-row table:style-name="ro4">
          <table:table-cell table:style-name="ce30" office:value-type="string" calcext:value-type="string">
            <text:p>cA</text:p>
          </table:table-cell>
          <table:table-cell table:style-name="ce30" office:value-type="string" calcext:value-type="string">
            <text:p>cB</text:p>
          </table:table-cell>
          <table:table-cell table:style-name="ce30" office:value-type="string" calcext:value-type="string">
            <text:p>cC</text:p>
          </table:table-cell>
          <table:table-cell table:style-name="ce1" office:value-type="string" calcext:value-type="string">
            <text:p>b konstans_tag</text:p>
          </table:table-cell>
          <table:table-cell table:style-name="ce30" office:value-type="string" calcext:value-type="string">
            <text:p>y</text:p>
          </table:table-cell>
          <table:table-cell table:style-name="ce1" office:value-type="string" calcext:value-type="string">
            <text:p>y_illesztett </text:p>
          </table:table-cell>
          <table:table-cell/>
          <table:table-cell office:value-type="string" calcext:value-type="string">
            <text:p>reziduális szórásnégyzet:</text:p>
          </table:table-cell>
          <table:table-cell table:style-name="ce30" office:value-type="string" calcext:value-type="string">
            <text:p><text:span text:style-name="T10">S</text:span><text:span text:style-name="T11">2</text:span><text:span text:style-name="T12">r       </text:span></text:p>
          </table:table-cell>
          <table:table-cell table:style-name="ce7" office:value-type="string" calcext:value-type="string">
            <text:p>7 mérés, 4 paraméter</text:p>
          </table:table-cell>
          <table:table-cell table:number-columns-repeated="247"/>
        </table:table-row>
        <table:table-row table:style-name="ro1">
          <table:table-cell table:style-name="ce86" office:value-type="float" office:value="0.05" calcext:value-type="float">
            <text:p>0.05</text:p>
          </table:table-cell>
          <table:table-cell table:style-name="ce86" office:value-type="float" office:value="0.03" calcext:value-type="float">
            <text:p>0.03</text:p>
          </table:table-cell>
          <table:table-cell table:style-name="ce86" office:value-type="float" office:value="0.02" calcext:value-type="float">
            <text:p>0.02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174" calcext:value-type="float">
            <text:p>0.174</text:p>
          </table:table-cell>
          <table:table-cell table:number-matrix-columns-spanned="1" table:number-matrix-rows-spanned="7" table:formula="of:=MMULT([.A2:.D8];[.A12:.A15])" office:value-type="float" office:value="0.177551818568554" calcext:value-type="float">
            <text:p>0.1775518186</text:p>
          </table:table-cell>
          <table:table-cell table:number-columns-repeated="2"/>
          <table:table-cell table:formula="of:=SUMXMY2([.F2:.F8];[.E2:.E8])/(7-4)" office:value-type="float" office:value="0.000121271328062896" calcext:value-type="float">
            <text:p>0.0001212713</text:p>
          </table:table-cell>
          <table:table-cell table:style-name="ce7" office:value-type="string" calcext:value-type="string">
            <text:p>N=7 és p = 4</text:p>
          </table:table-cell>
          <table:table-cell table:number-columns-repeated="247"/>
        </table:table-row>
        <table:table-row table:style-name="ro5">
          <table:table-cell table:style-name="ce86" office:value-type="float" office:value="0.02" calcext:value-type="float">
            <text:p>0.02</text:p>
          </table:table-cell>
          <table:table-cell table:style-name="ce86" office:value-type="float" office:value="0.014" calcext:value-type="float">
            <text:p>0.014</text:p>
          </table:table-cell>
          <table:table-cell table:style-name="ce86" office:value-type="float" office:value="0.023" calcext:value-type="float">
            <text:p>0.023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62888583809121" calcext:value-type="float">
            <text:p>0.0562888584</text:p>
          </table:table-cell>
          <table:table-cell/>
          <table:table-cell table:style-name="ce85" office:value-type="string" calcext:value-type="string">
            <text:p><text:span text:style-name="T3">S</text:span><text:span text:style-name="T4">2</text:span><text:span text:style-name="T9">r</text:span><text:span text:style-name="T5">(X</text:span><text:span text:style-name="T4">T</text:span><text:span text:style-name="T5"> * X)</text:span><text:span text:style-name="T4">-1</text:span></text:p>
          </table:table-cell>
          <table:table-cell office:value-type="string" calcext:value-type="string">
            <text:p><text:span text:style-name="T13">diagonális elemek: s</text:span><text:span text:style-name="T14">2</text:span><text:span text:style-name="T15">_j szórások</text:span></text:p>
          </table:table-cell>
          <table:table-cell table:number-columns-repeated="248"/>
        </table:table-row>
        <table:table-row table:style-name="ro1">
          <table:table-cell table:style-name="ce86" office:value-type="float" office:value="0.012" calcext:value-type="float">
            <text:p>0.012</text:p>
          </table:table-cell>
          <table:table-cell table:style-name="ce86" office:value-type="float" office:value="0.014" calcext:value-type="float">
            <text:p>0.014</text:p>
          </table:table-cell>
          <table:table-cell table:style-name="ce86" office:value-type="float" office:value="0.013" calcext:value-type="float">
            <text:p>0.013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638638591894342" calcext:value-type="float">
            <text:p>0.0638638592</text:p>
          </table:table-cell>
          <table:table-cell/>
          <table:table-cell table:style-name="ce93" table:number-matrix-columns-spanned="4" table:number-matrix-rows-spanned="4" table:formula="of:=[.I2]*MINVERSE(MMULT(TRANSPOSE([.A2:.D8]);[.A2:.D8]))" office:value-type="float" office:value="0.0453323599752129" calcext:value-type="float">
            <text:p>0.04533236</text:p>
          </table:table-cell>
          <table:table-cell office:value-type="float" office:value="-0.0616973917789249" calcext:value-type="float">
            <text:p>-0.0616973918</text:p>
          </table:table-cell>
          <table:table-cell office:value-type="float" office:value="0.0889765720206092" calcext:value-type="float">
            <text:p>0.088976572</text:p>
          </table:table-cell>
          <table:table-cell office:value-type="float" office:value="-0.0015077803530094" calcext:value-type="float">
            <text:p>-0.0015077804</text:p>
          </table:table-cell>
          <table:table-cell/>
          <table:table-cell office:value-type="string" calcext:value-type="string">
            <text:p>s_j</text:p>
          </table:table-cell>
          <table:table-cell table:number-columns-repeated="244"/>
        </table:table-row>
        <table:table-row table:style-name="ro1">
          <table:table-cell table:style-name="ce86" office:value-type="float" office:value="0.012" calcext:value-type="float">
            <text:p>0.012</text:p>
          </table:table-cell>
          <table:table-cell table:style-name="ce86" office:value-type="float" office:value="0.015" calcext:value-type="float">
            <text:p>0.015</text:p>
          </table:table-cell>
          <table:table-cell table:style-name="ce86" office:value-type="float" office:value="0.012" calcext:value-type="float">
            <text:p>0.012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9825566642906" calcext:value-type="float">
            <text:p>0.0698255666</text:p>
          </table:table-cell>
          <table:table-cell/>
          <table:table-cell office:value-type="float" office:value="-0.061697391778925" calcext:value-type="float">
            <text:p>-0.0616973918</text:p>
          </table:table-cell>
          <table:table-cell table:style-name="ce93" office:value-type="float" office:value="0.744438838247954" calcext:value-type="float">
            <text:p>0.7444388382</text:p>
          </table:table-cell>
          <table:table-cell office:value-type="float" office:value="-0.738356441303372" calcext:value-type="float">
            <text:p>-0.7383564413</text:p>
          </table:table-cell>
          <table:table-cell office:value-type="float" office:value="0.000819315579084036" calcext:value-type="float">
            <text:p>0.0008193156</text:p>
          </table:table-cell>
          <table:table-cell/>
          <table:table-cell table:style-name="ce94" table:formula="of:=SQRT([.H4])" office:value-type="float" office:value="0.21291397317981" calcext:value-type="float">
            <text:p>0.2129139732</text:p>
          </table:table-cell>
          <table:table-cell table:number-columns-repeated="244"/>
        </table:table-row>
        <table:table-row table:style-name="ro1">
          <table:table-cell table:style-name="ce86" office:value-type="float" office:value="0.01" calcext:value-type="float">
            <text:p>0.01</text:p>
          </table:table-cell>
          <table:table-cell table:number-columns-repeated="2" table:style-name="ce86" office:value-type="float" office:value="0.034" calcext:value-type="float">
            <text:p>0.034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86137018309497" calcext:value-type="float">
            <text:p>0.0886137018</text:p>
          </table:table-cell>
          <table:table-cell/>
          <table:table-cell office:value-type="float" office:value="0.0889765720206092" calcext:value-type="float">
            <text:p>0.088976572</text:p>
          </table:table-cell>
          <table:table-cell office:value-type="float" office:value="-0.738356441303372" calcext:value-type="float">
            <text:p>-0.7383564413</text:p>
          </table:table-cell>
          <table:table-cell table:style-name="ce93" office:value-type="float" office:value="0.91156529710871" calcext:value-type="float">
            <text:p>0.9115652971</text:p>
          </table:table-cell>
          <table:table-cell office:value-type="float" office:value="-0.00427661349354049" calcext:value-type="float">
            <text:p>-0.0042766135</text:p>
          </table:table-cell>
          <table:table-cell/>
          <table:table-cell table:style-name="ce94" table:formula="of:=SQRT([.I5])" office:value-type="float" office:value="0.862808691569547" calcext:value-type="float">
            <text:p>0.8628086916</text:p>
          </table:table-cell>
          <table:table-cell table:number-columns-repeated="244"/>
        </table:table-row>
        <table:table-row table:style-name="ro1">
          <table:table-cell table:number-columns-repeated="3" table:style-name="ce86" office:value-type="float" office:value="0.005" calcext:value-type="float">
            <text:p>0.005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51152147627237" calcext:value-type="float">
            <text:p>0.0351152148</text:p>
          </table:table-cell>
          <table:table-cell/>
          <table:table-cell office:value-type="float" office:value="-0.0015077803530094" calcext:value-type="float">
            <text:p>-0.0015077804</text:p>
          </table:table-cell>
          <table:table-cell office:value-type="float" office:value="0.000819315579084041" calcext:value-type="float">
            <text:p>0.0008193156</text:p>
          </table:table-cell>
          <table:table-cell office:value-type="float" office:value="-0.00427661349354049" calcext:value-type="float">
            <text:p>-0.0042766135</text:p>
          </table:table-cell>
          <table:table-cell table:style-name="ce93" office:value-type="float" office:value="0.000107873278782763" calcext:value-type="float">
            <text:p>0.0001078733</text:p>
          </table:table-cell>
          <table:table-cell/>
          <table:table-cell table:style-name="ce94" table:formula="of:=SQRT([.J6])" office:value-type="float" office:value="0.954759287521577" calcext:value-type="float">
            <text:p>0.9547592875</text:p>
          </table:table-cell>
          <table:table-cell table:number-columns-repeated="244"/>
        </table:table-row>
        <table:table-row table:style-name="ro1">
          <table:table-cell table:style-name="ce86" office:value-type="float" office:value="0.067" calcext:value-type="float">
            <text:p>0.067</text:p>
          </table:table-cell>
          <table:table-cell table:style-name="ce86" office:value-type="float" office:value="0.002" calcext:value-type="float">
            <text:p>0.002</text:p>
          </table:table-cell>
          <table:table-cell table:style-name="ce86" office:value-type="float" office:value="0.001" calcext:value-type="float">
            <text:p>0.001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14574098062452" calcext:value-type="float">
            <text:p>0.1457409806</text:p>
          </table:table-cell>
          <table:table-cell table:number-columns-repeated="6"/>
          <table:table-cell table:style-name="ce94" table:formula="of:=SQRT([.K7])" office:value-type="float" office:value="0.0103862061785217" calcext:value-type="float">
            <text:p>0.010386206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</text:p>
          </table:table-cell>
          <table:table-cell table:number-columns-repeated="4"/>
          <table:table-cell table:style-name="ce1" office:value-type="string" calcext:value-type="string">
            <text:p>egyszerű megoldás: részletes statisztika kérése </text:p>
          </table:table-cell>
          <table:table-cell table:number-columns-repeated="249"/>
        </table:table-row>
        <table:table-row table:style-name="ro1">
          <table:table-cell table:number-matrix-columns-spanned="4" table:number-matrix-rows-spanned="1" table:formula="of:=LINEST([.E2:.E8];[.A2:.C8];1;0)" office:value-type="float" office:value="-2.21558750873679" calcext:value-type="float">
            <text:p>-2.2155875087</text:p>
          </table:table-cell>
          <table:table-cell office:value-type="float" office:value="3.74611994473497" calcext:value-type="float">
            <text:p>3.7461199447</text:p>
          </table:table-cell>
          <table:table-cell office:value-type="float" office:value="1.82260928485572" calcext:value-type="float">
            <text:p>1.8226092849</text:p>
          </table:table-cell>
          <table:table-cell office:value-type="float" office:value="0.0183495061584542" calcext:value-type="float">
            <text:p>0.0183495062</text:p>
          </table:table-cell>
          <table:table-cell table:number-columns-repeated="3"/>
          <table:table-cell table:number-matrix-columns-spanned="4" table:number-matrix-rows-spanned="5" table:formula="of:=LINEST([.E2:.E8];[.A2:.C8];1;1)" office:value-type="float" office:value="-2.21558750873679" calcext:value-type="float">
            <text:p>-2.2155875087</text:p>
          </table:table-cell>
          <table:table-cell office:value-type="float" office:value="3.74611994473497" calcext:value-type="float">
            <text:p>3.7461199447</text:p>
          </table:table-cell>
          <table:table-cell office:value-type="float" office:value="1.82260928485572" calcext:value-type="float">
            <text:p>1.8226092849</text:p>
          </table:table-cell>
          <table:table-cell office:value-type="float" office:value="0.0183495061584542" calcext:value-type="float">
            <text:p>0.018349506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88" office:value-type="string" calcext:value-type="string">
            <text:p><text:span text:style-name="T6">vagy lin.ill helyett:  m_j = (X</text:span><text:span text:style-name="T7">T</text:span><text:span text:style-name="T8"> * X)</text:span><text:span text:style-name="T7">-1</text:span><text:span text:style-name="T8"> * X</text:span><text:span text:style-name="T7">T</text:span><text:span text:style-name="T8"> * y</text:span></text:p>
          </table:table-cell>
          <table:table-cell table:number-columns-repeated="3"/>
          <table:table-cell table:style-name="ce4" office:value-type="string" calcext:value-type="string">
            <text:p>s_j</text:p>
          </table:table-cell>
          <table:table-cell table:style-name="ce94" office:value-type="float" office:value="0.954759287521578" calcext:value-type="float">
            <text:p>0.9547592875</text:p>
          </table:table-cell>
          <table:table-cell table:style-name="ce94" office:value-type="float" office:value="0.862808691569547" calcext:value-type="float">
            <text:p>0.8628086916</text:p>
          </table:table-cell>
          <table:table-cell table:style-name="ce94" office:value-type="float" office:value="0.21291397317981" calcext:value-type="float">
            <text:p>0.2129139732</text:p>
          </table:table-cell>
          <table:table-cell table:style-name="ce94" office:value-type="float" office:value="0.0103862061785217" calcext:value-type="float">
            <text:p>0.0103862062</text:p>
          </table:table-cell>
          <table:table-cell table:number-columns-repeated="246"/>
        </table:table-row>
        <table:table-row table:style-name="ro1">
          <table:table-cell office:value-type="float" office:value="1.82260928485572" calcext:value-type="float">
            <text:p>1.8226092849</text:p>
          </table:table-cell>
          <table:table-cell/>
          <table:table-cell table:number-matrix-columns-spanned="1" table:number-matrix-rows-spanned="4" table:formula="of:=MMULT(MMULT(MINVERSE(MMULT(TRANSPOSE([.A2:.D8]);[.A2:.D8]));TRANSPOSE([.A2:.D8]));[.E2:.E8])" office:value-type="float" office:value="1.82260928485573" calcext:value-type="float">
            <text:p>1.8226092849</text:p>
          </table:table-cell>
          <table:table-cell table:number-columns-repeated="4"/>
          <table:table-cell office:value-type="float" office:value="0.977775566023904" calcext:value-type="float">
            <text:p>0.977775566</text:p>
          </table:table-cell>
          <table:table-cell office:value-type="float" office:value="0.0110123261876361" calcext:value-type="float">
            <text:p>0.0110123262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246"/>
        </table:table-row>
        <table:table-row table:style-name="ro1">
          <table:table-cell office:value-type="float" office:value="3.74611994473497" calcext:value-type="float">
            <text:p>3.7461199447</text:p>
          </table:table-cell>
          <table:table-cell/>
          <table:table-cell office:value-type="float" office:value="3.74611994473497" calcext:value-type="float">
            <text:p>3.7461199447</text:p>
          </table:table-cell>
          <table:table-cell table:number-columns-repeated="4"/>
          <table:table-cell office:value-type="float" office:value="43.995521644132" calcext:value-type="float">
            <text:p>43.9955216441</text:p>
          </table:table-cell>
          <table:table-cell office:value-type="float" office:value="3" calcext:value-type="float">
            <text:p>3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246"/>
        </table:table-row>
        <table:table-row table:style-name="ro1">
          <table:table-cell office:value-type="float" office:value="-2.21558750873678" calcext:value-type="float">
            <text:p>-2.2155875087</text:p>
          </table:table-cell>
          <table:table-cell/>
          <table:table-cell office:value-type="float" office:value="-2.21558750873678" calcext:value-type="float">
            <text:p>-2.2155875087</text:p>
          </table:table-cell>
          <table:table-cell table:number-columns-repeated="4"/>
          <table:table-cell office:value-type="float" office:value="0.0160061860158113" calcext:value-type="float">
            <text:p>0.016006186</text:p>
          </table:table-cell>
          <table:table-cell office:value-type="float" office:value="0.000363813984188688" calcext:value-type="float">
            <text:p>0.000363814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246"/>
        </table:table-row>
        <table:table-row table:style-name="ro1">
          <table:table-cell office:value-type="float" office:value="0.0183495061584542" calcext:value-type="float">
            <text:p>0.0183495062</text:p>
          </table:table-cell>
          <table:table-cell/>
          <table:table-cell office:value-type="float" office:value="0.0183495061584541" calcext:value-type="float">
            <text:p>0.0183495062</text:p>
          </table:table-cell>
          <table:table-cell table:number-columns-repeated="5"/>
          <table:table-cell office:value-type="string" calcext:value-type="string">
            <text:p>pontos</text:p>
          </table:table-cell>
          <table:table-cell office:value-type="string" calcext:value-type="string">
            <text:p>közelítés</text:p>
          </table:table-cell>
          <table:table-cell table:number-columns-repeated="247"/>
        </table:table-row>
        <table:table-row table:style-name="ro3">
          <table:table-cell table:number-columns-repeated="6"/>
          <table:table-cell table:style-name="ce7" office:value-type="string" calcext:value-type="string">
            <text:p>eredmény megadása:</text:p>
          </table:table-cell>
          <table:table-cell table:style-name="ce95" office:value-type="string" calcext:value-type="string">
            <text:p>m_j</text:p>
          </table:table-cell>
          <table:table-cell table:style-name="ce97" office:value-type="string" calcext:value-type="string">
            <text:p>± t(<text:span text:style-name="T16">α,n-p</text:span>) * s_j</text:p>
          </table:table-cell>
          <table:table-cell table:style-name="ce97" office:value-type="string" calcext:value-type="string">
            <text:p>± 1.96 * s_j</text:p>
          </table:table-cell>
          <table:table-cell table:style-name="Default"/>
          <table:table-cell table:number-columns-repeated="246"/>
        </table:table-row>
        <table:table-row table:style-name="ro2">
          <table:table-cell table:number-columns-repeated="6"/>
          <table:table-cell table:style-name="ce91" office:value-type="string" calcext:value-type="string">
            <text:p>mA</text:p>
          </table:table-cell>
          <table:table-cell office:value-type="float" office:value="1.82260928485572" calcext:value-type="float">
            <text:p>1.8226092849</text:p>
          </table:table-cell>
          <table:table-cell table:formula="of:=TINV(0.05;3)*SQRT([.H4])" office:value-type="float" office:value="0.677587287289362" calcext:value-type="float">
            <text:p>0.6775872873</text:p>
          </table:table-cell>
          <table:table-cell table:formula="of:=1.96*SQRT([.H4])" office:value-type="float" office:value="0.417311387432428" calcext:value-type="float">
            <text:p>0.4173113874</text:p>
          </table:table-cell>
          <table:table-cell table:number-columns-repeated="247"/>
        </table:table-row>
        <table:table-row table:style-name="ro2">
          <table:table-cell table:number-columns-repeated="6"/>
          <table:table-cell table:style-name="ce91" office:value-type="string" calcext:value-type="string">
            <text:p>mB</text:p>
          </table:table-cell>
          <table:table-cell office:value-type="float" office:value="3.74611994473497" calcext:value-type="float">
            <text:p>3.7461199447</text:p>
          </table:table-cell>
          <table:table-cell table:formula="of:=TINV(0.05;3)*SQRT([.I5])" office:value-type="float" office:value="2.74584233265218" calcext:value-type="float">
            <text:p>2.7458423327</text:p>
          </table:table-cell>
          <table:table-cell table:formula="of:=1.96*SQRT([.I5])" office:value-type="float" office:value="1.69110503547631" calcext:value-type="float">
            <text:p>1.6911050355</text:p>
          </table:table-cell>
          <table:table-cell table:number-columns-repeated="247"/>
        </table:table-row>
        <table:table-row table:style-name="ro2">
          <table:table-cell table:number-columns-repeated="6"/>
          <table:table-cell table:style-name="ce91" office:value-type="string" calcext:value-type="string">
            <text:p>mC</text:p>
          </table:table-cell>
          <table:table-cell office:value-type="float" office:value="-2.21558750873678" calcext:value-type="float">
            <text:p>-2.2155875087</text:p>
          </table:table-cell>
          <table:table-cell table:formula="of:=TINV(0.05;3)*SQRT([.J6])" office:value-type="float" office:value="3.03847016700835" calcext:value-type="float">
            <text:p>3.038470167</text:p>
          </table:table-cell>
          <table:table-cell table:formula="of:=1.96*SQRT([.J6])" office:value-type="float" office:value="1.87132820354229" calcext:value-type="float">
            <text:p>1.8713282035</text:p>
          </table:table-cell>
          <table:table-cell table:number-columns-repeated="247"/>
        </table:table-row>
        <table:table-row table:style-name="ro2">
          <table:table-cell table:number-columns-repeated="6"/>
          <table:table-cell table:style-name="ce91" office:value-type="string" calcext:value-type="string">
            <text:p>b</text:p>
          </table:table-cell>
          <table:table-cell office:value-type="float" office:value="0.0183495061584542" calcext:value-type="float">
            <text:p>0.0183495062</text:p>
          </table:table-cell>
          <table:table-cell table:formula="of:=TINV(0.05;3)*SQRT([.K7])" office:value-type="float" office:value="0.0330535434787514" calcext:value-type="float">
            <text:p>0.0330535435</text:p>
          </table:table-cell>
          <table:table-cell table:formula="of:=1.96*SQRT([.K7])" office:value-type="float" office:value="0.0203569641099026" calcext:value-type="float">
            <text:p>0.0203569641</text:p>
          </table:table-cell>
          <table:table-cell table:number-columns-repeated="247"/>
        </table:table-row>
        <table:table-row table:style-name="ro1">
          <table:table-cell table:style-name="ce15" table:number-columns-repeated="3"/>
          <table:table-cell table:style-name="ce89" table:number-columns-repeated="4"/>
          <table:table-cell table:style-name="ce96"/>
          <table:table-cell table:style-name="ce89" table:number-columns-repeated="3"/>
          <table:table-cell table:style-name="ce15" table:number-columns-repeated="2"/>
          <table:table-cell table:number-columns-repeated="244"/>
        </table:table-row>
        <table:table-row table:style-name="ro1">
          <table:table-cell table:style-name="ce15" table:number-columns-repeated="3"/>
          <table:table-cell table:style-name="ce89" table:number-columns-repeated="8"/>
          <table:table-cell table:style-name="ce15" table:number-columns-repeated="2"/>
          <table:table-cell table:number-columns-repeated="244"/>
        </table:table-row>
        <table:table-row table:style-name="ro1">
          <table:table-cell table:style-name="ce87"/>
          <table:table-cell table:style-name="ce15" table:number-columns-repeated="2"/>
          <table:table-cell table:style-name="ce89" table:number-columns-repeated="8"/>
          <table:table-cell table:style-name="ce15" table:number-columns-repeated="2"/>
          <table:table-cell table:number-columns-repeated="244"/>
        </table:table-row>
        <table:table-row table:style-name="ro6">
          <table:table-cell table:style-name="ce15" table:number-columns-repeated="3"/>
          <table:table-cell table:style-name="ce89" table:number-columns-repeated="2"/>
          <table:table-cell table:style-name="ce90"/>
          <table:table-cell table:style-name="ce92"/>
          <table:table-cell table:style-name="ce89" table:number-columns-repeated="4"/>
          <table:table-cell table:style-name="ce15" table:number-columns-repeated="2"/>
          <table:table-cell table:number-columns-repeated="244"/>
        </table:table-row>
        <table:table-row table:style-name="ro1">
          <table:table-cell table:style-name="ce15" table:number-columns-repeated="3"/>
          <table:table-cell table:style-name="ce89" table:number-columns-repeated="8"/>
          <table:table-cell table:style-name="ce15" table:number-columns-repeated="2"/>
          <table:table-cell table:number-columns-repeated="244"/>
        </table:table-row>
        <table:table-row table:style-name="ro1" table:number-rows-repeated="5">
          <table:table-cell table:style-name="ce15" table:number-columns-repeated="13"/>
          <table:table-cell table:number-columns-repeated="244"/>
        </table:table-row>
        <table:table-row table:style-name="ro1" table:number-rows-repeated="104854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lekulatömeg" style:display-name="PageStyle_molekulatöme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űlés" style:display-name="PageStyle_hűlé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ac_5f_1" style:display-name="PageStyle_piac_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ac_5f_2" style:display-name="PageStyle_piac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konc" style:display-name="PageStyle_kon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b_5f_eh1" style:display-name="PageStyle_seb_eh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mbecslés" style:display-name="PageStyle_pmbecslé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konszek" style:display-name="PageStyle_konsze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dW" style:display-name="PageStyle_v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b_5f_eh2" style:display-name="PageStyle_seb_eh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gbíz_5f_iv" style:display-name="PageStyle_megbíz_i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3:41:52.387640100</meta:creation-date>
    <dc:date>2018-11-10T17:52:05.649090246</dc:date>
    <meta:editing-cycles>49</meta:editing-cycles>
    <meta:editing-duration>P1DT6H8M57S</meta:editing-duration>
    <meta:generator>LibreOffice/5.1.6.2$Linux_X86_64 LibreOffice_project/10m0$Build-2</meta:generator>
    <meta:document-statistic meta:table-count="11" meta:cell-count="1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423cm" chart:symbol-height="0.423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423cm" chart:symbol-height="0.423cm">
        <chart:label-separator>
          <text:p><text:line-break/></text:p>
        </chart:label-separator>
      </style:chart-properties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19cm" svg:height="9cm" xlink:href=".." xlink:type="simple" chart:class="chart:line" chart:style-name="ch1">
        <chart:subtitle svg:x="0cm" svg:y="0cm" chart:style-name="ch2">
          <text:p/>
        </chart:subtitle>
        <chart:plot-area chart:style-name="ch3" table:cell-range-address="molekulatömeg.B2:molekulatömeg.B5" svg:x="0.223cm" svg:y="0.18cm" svg:width="10.744cm" svg:height="8.64cm">
          <chartooo:coordinate-region svg:x="1.691cm" svg:y="0.379cm" svg:width="7.807cm" svg:height="7.794cm"/>
          <chart:axis chart:dimension="x" chart:name="primary-x" chart:style-name="ch4"/>
          <chart:axis chart:dimension="x" chart:name="secondary-x" chart:style-name="ch5"/>
          <chart:axis chart:dimension="y" chart:name="primary-y" chart:style-name="ch4"/>
          <chart:axis chart:dimension="y" chart:name="secondary-y" chart:style-name="ch6"/>
          <chart:series chart:attached-axis="secondary-y" chart:style-name="ch7" chart:values-cell-range-address="molekulatömeg.B2:molekulatömeg.B5" chart:class="chart:line">
            <chart:data-point chart:repeated="2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111">
                <text:p>0.015111</text:p>
                <draw:g>
                  <svg:desc>molekulatömeg.B2:molekulatömeg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076">
                <text:p>0.015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042">
                <text:p>0.015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01">
                <text:p>0.01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61">
      <style:chart-properties chart:display-label="true" chart:logarithmic="false" chart:reverse-direction="true" text:line-break="false" loext:try-staggering-first="false" chart:link-data-style-to-source="tru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1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6.002cm" svg:height="8.998cm" xlink:href=".." xlink:type="simple" chart:class="chart:line" chart:style-name="ch1">
        <chart:subtitle svg:x="0cm" svg:y="0cm" chart:style-name="ch2">
          <text:p/>
        </chart:subtitle>
        <chart:legend chart:legend-position="end" svg:x="13.15cm" svg:y="3.702cm" style:legend-expansion="high" chart:style-name="ch3"/>
        <chart:plot-area chart:style-name="ch4" table:cell-range-address="vdW.A2:vdW.B5 vdW.H2:vdW.I5" chart:data-source-has-labels="column" svg:x="1.331cm" svg:y="0.179cm" svg:width="11.499cm" svg:height="7.659cm">
          <chartooo:coordinate-region svg:x="2.019cm" svg:y="0.179cm" svg:width="10.121cm" svg:height="7.012cm"/>
          <chart:axis chart:dimension="x" chart:name="primary-x" chart:style-name="ch5" chartooo:axis-type="auto">
            <chartooo:date-scale/>
            <chart:title svg:x="6.785cm" svg:y="8.017cm" chart:style-name="ch6">
              <text:p>Vm</text:p>
            </chart:title>
            <chart:categories table:cell-range-address="vdW.A2:vdW.A5"/>
          </chart:axis>
          <chart:axis chart:dimension="y" chart:name="primary-y" chart:style-name="ch7">
            <chart:title svg:x="0.451cm" svg:y="4.158cm" chart:style-name="ch8">
              <text:p>p</text:p>
            </chart:title>
            <chart:grid chart:style-name="ch9" chart:class="major"/>
          </chart:axis>
          <chart:series chart:style-name="ch10" chart:values-cell-range-address="vdW.B2:vdW.B5" chart:class="chart:line">
            <chart:data-point chart:repeated="4"/>
          </chart:series>
          <chart:series chart:style-name="ch11" chart:values-cell-range-address="vdW.H2:vdW.H5" chart:class="chart:line">
            <chart:data-point chart:repeated="4"/>
          </chart:series>
          <chart:series chart:style-name="ch12" chart:values-cell-range-address="vdW.I2:vdW.I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.02213">
                <text:p>0.02213</text:p>
                <draw:g>
                  <svg:desc>vdW.A2:vdW.A5</svg:desc>
                </draw:g>
              </table:table-cell>
              <table:table-cell office:value-type="float" office:value="120200">
                <text:p>120200</text:p>
                <draw:g>
                  <svg:desc>vdW.B2:vdW.B5</svg:desc>
                </draw:g>
              </table:table-cell>
              <table:table-cell office:value-type="float" office:value="120744.184971847">
                <text:p>120744.184971847</text:p>
                <draw:g>
                  <svg:desc>vdW.H2:vdW.H5</svg:desc>
                </draw:g>
              </table:table-cell>
              <table:table-cell office:value-type="float" office:value="120261.631352851">
                <text:p>120261.631352851</text:p>
                <draw:g>
                  <svg:desc>vdW.I2:vdW.I5</svg:desc>
                </draw:g>
              </table:table-cell>
            </table:table-row>
            <table:table-row>
              <table:table-cell office:value-type="float" office:value="0.00511">
                <text:p>0.00511</text:p>
              </table:table-cell>
              <table:table-cell office:value-type="float" office:value="504600">
                <text:p>504600</text:p>
              </table:table-cell>
              <table:table-cell office:value-type="float" office:value="513414.893279412">
                <text:p>513414.893279412</text:p>
              </table:table-cell>
              <table:table-cell office:value-type="float" office:value="504569.270748621">
                <text:p>504569.270748621</text:p>
              </table:table-cell>
            </table:table-row>
            <table:table-row>
              <table:table-cell office:value-type="float" office:value="0.00255">
                <text:p>0.00255</text:p>
              </table:table-cell>
              <table:table-cell office:value-type="float" office:value="969700">
                <text:p>969700</text:p>
              </table:table-cell>
              <table:table-cell office:value-type="float" office:value="1004108.729559">
                <text:p>1004108.729559</text:p>
              </table:table-cell>
              <table:table-cell office:value-type="float" office:value="969710.629293585">
                <text:p>969710.629293585</text:p>
              </table:table-cell>
            </table:table-row>
            <table:table-row>
              <table:table-cell office:value-type="float" office:value="0.001456">
                <text:p>0.001456</text:p>
              </table:table-cell>
              <table:table-cell office:value-type="float" office:value="1594000">
                <text:p>1594000</text:p>
              </table:table-cell>
              <table:table-cell office:value-type="float" office:value="1693987.59207029">
                <text:p>1693987.59207029</text:p>
              </table:table-cell>
              <table:table-cell office:value-type="float" office:value="1593998.76262549">
                <text:p>1593998.762625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